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0022Arial Unicode MS\0022&quot;" svg:font-family="'&quot;\0022Arial Unicode MS\0022&quot;'"/>
    <style:font-face style:name="&quot;\0022Times New Roman\0022&quot;" svg:font-family="'&quot;\0022Times New Roman\0022&quot;'"/>
    <style:font-face style:name="Arial" svg:font-family="Arial"/>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46.55pt"/>
    </style:style>
    <style:style style:name="co3" style:family="table-column">
      <style:table-column-properties fo:break-before="auto" style:column-width="154.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0022Arial Unicode MS\0022&quot;" fo:font-size="9pt" fo:font-style="normal" fo:text-shadow="none" style:text-underline-style="none" fo:font-weight="normal" style:font-size-asian="9pt" style:font-style-asian="normal" style:font-weight-asian="normal" style:font-name-complex="&quot;\0022Arial Unicode MS\0022&quot;" style:font-size-complex="9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451a5"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9dc3e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0022Arial Unicode MS\0022&quot;" fo:font-size="9pt" fo:font-style="normal" fo:text-shadow="none" style:text-underline-style="none" fo:font-weight="normal" style:font-size-asian="9pt" style:font-style-asian="normal" style:font-weight-asian="normal" style:font-name-complex="&quot;\0022Arial Unicode MS\0022&quot;" style:font-size-complex="9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0022Times New Roman\0022&quot;" fo:font-size="11pt" fo:font-style="normal" fo:text-shadow="none" style:text-underline-style="none" fo:font-weight="normal" style:font-size-asian="11pt" style:font-style-asian="normal" style:font-weight-asian="normal" style:font-name-complex="&quot;\0022Times New Roman\0022&quot;"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19" table:default-cell-style-name="Default"/>
        <table:table-row table:style-name="ro1">
          <table:table-cell table:style-name="ce1" office:value-type="string" calcext:value-type="string">
            <text:p>Products ID</text:p>
          </table:table-cell>
          <table:table-cell table:style-name="ce1" office:value-type="string" calcext:value-type="string">
            <text:p>Title</text:p>
          </table:table-cell>
          <table:table-cell table:style-name="ce7" office:value-type="string" calcext:value-type="string">
            <text:p>Description</text:p>
          </table:table-cell>
          <table:table-cell table:style-name="ce1" office:value-type="string" calcext:value-type="string">
            <text:p>Category</text:p>
          </table:table-cell>
          <table:table-cell table:style-name="ce1" office:value-type="string" calcext:value-type="string">
            <text:p>SubCategory</text:p>
          </table:table-cell>
          <table:table-cell table:style-name="ce1" office:value-type="string" calcext:value-type="string">
            <text:p>Price</text:p>
          </table:table-cell>
          <table:table-cell table:style-name="ce1" office:value-type="string" calcext:value-type="string">
            <text:p>Discount Percentage</text:p>
          </table:table-cell>
          <table:table-cell table:style-name="ce1" office:value-type="string" calcext:value-type="string">
            <text:p>Rating</text:p>
          </table:table-cell>
          <table:table-cell table:style-name="ce1" office:value-type="string" calcext:value-type="string">
            <text:p>Stock</text:p>
          </table:table-cell>
          <table:table-cell table:style-name="ce1" office:value-type="string" calcext:value-type="string">
            <text:p>Brand</text:p>
          </table:table-cell>
          <table:table-cell table:style-name="ce1" office:value-type="string" calcext:value-type="string">
            <text:p>Sku</text:p>
          </table:table-cell>
          <table:table-cell table:style-name="ce1" office:value-type="string" calcext:value-type="string">
            <text:p>Weight</text:p>
          </table:table-cell>
          <table:table-cell table:style-name="ce1" office:value-type="string" calcext:value-type="string">
            <text:p>Warranty Information</text:p>
          </table:table-cell>
          <table:table-cell table:style-name="ce1" office:value-type="string" calcext:value-type="string">
            <text:p>Shipping Information</text:p>
          </table:table-cell>
          <table:table-cell table:style-name="ce1" office:value-type="string" calcext:value-type="string">
            <text:p>Availability Status</text:p>
          </table:table-cell>
          <table:table-cell table:style-name="ce1" office:value-type="string" calcext:value-type="string">
            <text:p>Return Policy</text:p>
          </table:table-cell>
          <table:table-cell table:style-name="ce1" office:value-type="string" calcext:value-type="string">
            <text:p>Minimum Order Quantity</text:p>
          </table:table-cell>
          <table:table-cell table:style-name="ce1" office:value-type="string" calcext:value-type="string">
            <text:p>Thumbnail</text:p>
          </table:table-cell>
          <table:table-cell table:style-name="ce1" office:value-type="string" calcext:value-type="string">
            <text:p>Version</text:p>
          </table:table-cell>
          <table:table-cell table:style-name="ce1" office:value-type="string" calcext:value-type="string">
            <text:p>Dimensions</text:p>
          </table:table-cell>
          <table:table-cell table:style-name="ce1" office:value-type="string" calcext:value-type="string">
            <text:p>Tags</text:p>
          </table:table-cell>
          <table:table-cell table:style-name="ce1" office:value-type="string" calcext:value-type="string">
            <text:p>Reviews</text:p>
          </table:table-cell>
          <table:table-cell table:style-name="ce1" office:value-type="string" calcext:value-type="string">
            <text:p>Images</text:p>
          </table:table-cell>
          <table:table-cell table:style-name="ce1" office:value-type="string" calcext:value-type="string">
            <text:p>Color Options</text:p>
          </table:table-cell>
          <table:table-cell table:style-name="ce1" office:value-type="string" calcext:value-type="string">
            <text:p>Attachments</text:p>
          </table:table-cell>
          <table:table-cell table:style-name="ce1" office:value-type="string" calcext:value-type="string">
            <text:p>Meta</text:p>
          </table:table-cell>
          <table:table-cell table:number-columns-repeated="998"/>
        </table:table-row>
        <table:table-row table:style-name="ro1">
          <table:table-cell table:style-name="ce2" office:value-type="string" calcext:value-type="string">
            <text:p>Ex6101MT</text:p>
          </table:table-cell>
          <table:table-cell table:style-name="ce2" office:value-type="string" calcext:value-type="string">
            <text:p>"Wall Mounted Bib Tap with Lever Handle"</text:p>
          </table:table-cell>
          <table:table-cell table:style-name="ce6" office:value-type="string" calcext:value-type="string">
            <text:p>{"description":"A contemporary wall-mounted bib tap with a single lever handle, offering smooth water control and elegant aesthetics for modern bathrooms or utility areas.","keyFeatures":["Sleek single-lever design for effortless water control","High-quality brass body with corrosion-resistant chrome finish","Compact and minimalistic for wall installations","Durable ceramic disc for leak-free performance","Compatible with washbasins, utility areas, or garden use"],"productSpecifications":{"brand":"Extro","productType":"Wall Mounted Bib Tap","material":"Brass with Chrome Plating","mountingType":"Wall Mounted","handleType":"Single Lever","finish":"Polished Chrome","inletConnection":"1/2\" BSP Thread","valveMechanism":"Ceramic Disc Cartridge","usageArea":"Bathrooms, Utility Sinks, Washing Areas"}}</text:p>
          </table:table-cell>
          <table:table-cell table:style-name="ce8" office:value-type="string" calcext:value-type="string">
            <text:p>Matrix</text:p>
          </table:table-cell>
          <table:table-cell table:style-name="ce8" office:value-type="string" calcext:value-type="string">
            <text:p>Short Body</text:p>
          </table:table-cell>
          <table:table-cell table:style-name="ce2" office:value-type="float" office:value="780" calcext:value-type="float">
            <text:p>78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2MT</text:p>
          </table:table-cell>
          <table:table-cell table:style-name="ce2" office:value-type="string" calcext:value-type="string">
            <text:p>"Extended Wall Mounted Bib Tap with Lever Handle"</text:p>
          </table:table-cell>
          <table:table-cell table:style-name="ce6" office:value-type="string" calcext:value-type="string">
            <text:p>{"description":"A premium extended-reach wall-mounted bib tap featuring a sleek lever handle and chrome finish, ideal for kitchen sinks or utility areas requiring extended water projection.","keyFeatures":["Extended spout design for wider reach and convenience","Single lever operation for precise water control","Rust- and corrosion-resistant chrome-plated brass body","Ceramic cartridge ensures long-lasting, leak-free use","Ideal for kitchens, utility zones, and wall-mounted setups"],"productSpecifications":{"brand":"Extro","productType":"Extended Wall Mounted Bib Tap","material":"Brass Body with Chrome Finish","mountingType":"Wall Mounted","handleType":"Single Lever","spoutType":"Extended Straight Spout","finish":"Mirror Polished Chrome","connectionSize":"1/2\" BSP","valveMechanism":"Ceramic Disc Cartridge","applicationArea":"Kitchen Sinks, Washing Areas, Utility Counters"}}</text:p>
          </table:table-cell>
          <table:table-cell table:style-name="ce8" office:value-type="string" calcext:value-type="string">
            <text:p>Matrix</text:p>
          </table:table-cell>
          <table:table-cell table:style-name="ce8" office:value-type="string" calcext:value-type="string">
            <text:p>Long Body</text:p>
          </table:table-cell>
          <table:table-cell table:style-name="ce2" office:value-type="float" office:value="880" calcext:value-type="float">
            <text:p>88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3MT</text:p>
          </table:table-cell>
          <table:table-cell table:style-name="ce2" office:value-type="string" calcext:value-type="string">
            <text:p>"Angle Valve with Handle"</text:p>
          </table:table-cell>
          <table:table-cell table:style-name="ce6" office:value-type="string" calcext:value-type="string">
            <text:p>{"description":"A sleek and durable angle valve with a designer handle, perfect for controlling water flow to fixtures like geysers, faucets, or health faucets in modern bathrooms.","keyFeatures":["Precision-engineered for smooth operation and flow control","Chrome-plated finish for corrosion resistance and shine","Ergonomic handle for easy grip and operation","Wall flange included for neat installation","Compatible with all standard bathroom and kitchen fittings"],"productSpecifications":{"brand":"Extro","productType":"Angle Valve with Handle","material":"Brass Body with Chrome Finish","mountingType":"Wall Mounted with Round Flange","handleType":"Lever Handle","finish":"Mirror Chrome Plated","inletOutletSize":"1/2\" BSP Thread","controlMechanism":"Quarter Turn","applicationArea":"Geysers, Faucets, WC Fittings, Washing Machines"}}</text:p>
          </table:table-cell>
          <table:table-cell table:style-name="ce8" office:value-type="string" calcext:value-type="string">
            <text:p>Matrix</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4MT</text:p>
          </table:table-cell>
          <table:table-cell table:style-name="ce2" office:value-type="string" calcext:value-type="string">
            <text:p>"Extro Basin Mixer with Single Lever"</text:p>
          </table:table-cell>
          <table:table-cell table:style-name="ce6" office:value-type="string" calcext:value-type="string">
            <text:p>{"description":"A sleek and contemporary basin mixer with a single lever design, ideal for modern wash areas offering smooth water flow control and premium finish.","keyFeatures":["Single lever control for effortless temperature and flow adjustment","Smooth and stylish design to complement any modern basin","High-quality chrome finish resists tarnishing and corrosion","Durable ceramic disc cartridge for leak-proof performance","Easy to install with standard plumbing fittings"],"productSpecifications":{"brand":"Extro","productType":"Basin Mixer with Single Lever","material":"Solid Brass","finish":"Polished Chrome","mountingType":"Deck Mounted","handleType":"Single Lever","cartridgeType":"35mm Ceramic Disc Cartridge","applicationArea":"Washbasins and Vanity Sinks","connectionSize":"Standard 1/2\" BSP"}}</text:p>
          </table:table-cell>
          <table:table-cell table:style-name="ce8" office:value-type="string" calcext:value-type="string">
            <text:p>Matrix</text:p>
          </table:table-cell>
          <table:table-cell table:style-name="ce8" office:value-type="string" calcext:value-type="string">
            <text:p>Pillar Cock</text:p>
          </table:table-cell>
          <table:table-cell table:style-name="ce2" office:value-type="float" office:value="1500" calcext:value-type="float">
            <text:p>150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5MT</text:p>
          </table:table-cell>
          <table:table-cell table:style-name="ce2" office:value-type="string" calcext:value-type="string">
            <text:p>"Extro Kia Wall Mixer with L-Bend for Overhead and Hand Shower"</text:p>
          </table:table-cell>
          <table:table-cell table:style-name="ce6" office:value-type="string" calcext:value-type="string">
            <text:p>{"description":"The Extro Kia Wall Mixer is a sleek, wall-mounted fixture combining modern style and multi-functionality, offering seamless switching between overhead shower and hand shower with a robust, chrome-plated brass body.","keyFeatures":["Dual-handle wall mixer with provision for overhead and hand shower","Sleek lever handles ensure easy and smooth operation","Anti-corrosive chrome finish for long-lasting shine","Made with high-quality brass for superior durability","Perfect for contemporary bathroom spaces"],"productSpecifications":{"brand":"Extro","productType":"Wall Mixer with L-Bend","material":"Brass","finish":"Chrome Plated","mountingType":"Wall Mounted","handleType":"Dual Lever Handles","function":"Controls Overhead Shower and Hand Shower","applicationArea":"Bathroom – Shower Area"}}</text:p>
          </table:table-cell>
          <table:table-cell table:style-name="ce8" office:value-type="string" calcext:value-type="string">
            <text:p>Matrix</text:p>
          </table:table-cell>
          <table:table-cell table:style-name="ce8" office:value-type="string" calcext:value-type="string">
            <text:p>2-1 Bib Cock</text:p>
          </table:table-cell>
          <table:table-cell table:style-name="ce2" office:value-type="float" office:value="1450" calcext:value-type="float">
            <text:p>145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6MT</text:p>
          </table:table-cell>
          <table:table-cell table:style-name="ce2" office:value-type="string" calcext:value-type="string">
            <text:p>"Extro Angle Valve with Wall Flange and Dual Outlet"</text:p>
          </table:table-cell>
          <table:table-cell table:style-name="ce6" office:value-type="string" calcext:value-type="string">
            <text:p>{"description":"A versatile and compact angle valve designed for wall mounting, offering dual outlet control for geysers, washing machines, or health faucets, with sleek modern aesthetics and high durability.","keyFeatures":["Dual outlet functionality for multi-purpose water connections","Stylish single lever handle for smooth control","Corrosion-resistant chrome finish ensures long-lasting shine","Compact design with wall flange for clean installation","Brass body construction for strength and longevity"],"productSpecifications":{"brand":"Extro","productType":"Angle Valve with Dual Outlet","material":"Solid Brass","finish":"Polished Chrome","mountingType":"Wall Mounted with Flange","controlType":"Single Lever","outlets":"Dual (Main + Auxiliary)","applicationArea":"Geyser, Washing Machine, Health Faucet","valveType":"Quarter Turn Ceramic Disc"}}</text:p>
          </table:table-cell>
          <table:table-cell table:style-name="ce8" office:value-type="string" calcext:value-type="string">
            <text:p>Matrix</text:p>
          </table:table-cell>
          <table:table-cell table:style-name="ce8" office:value-type="string" calcext:value-type="string">
            <text:p>2-1 Angle Cock</text:p>
          </table:table-cell>
          <table:table-cell table:style-name="ce2" office:value-type="float" office:value="1280" calcext:value-type="float">
            <text:p>128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7MT</text:p>
          </table:table-cell>
          <table:table-cell table:style-name="ce2" office:value-type="string" calcext:value-type="string">
            <text:p>"Extro Wall Mounted Sink Tap with Swivel Spout"</text:p>
          </table:table-cell>
          <table:table-cell table:style-name="ce6" office:value-type="string" calcext:value-type="string">
            <text:p>{"description":"A sleek and durable wall-mounted sink tap with a high-arc swivel spout and single lever for effortless water flow and control, perfect for kitchen and utility settings.","keyFeatures":["Wall-mounted design ideal for compact kitchen or utility spaces","High-rise swivel spout allows wide sink coverage and maneuverability","Single lever ensures smooth and precise control of water flow","Sturdy brass construction with chrome finish resists rust and tarnish","Simple installation with standard wall inlet connection"],"productSpecifications":{"brand":"Extro","productType":"Wall Mounted Sink Tap","material":"Solid Brass Body","finish":"Chrome Plated","mountingType":"Wall Mounted","spoutType":"Rotating Swivel Spout","handleType":"Single Lever Control","usageArea":"Kitchen, Pantry, Utility Sink","cartridgeType":"Ceramic Disc Cartridge"}}</text:p>
          </table:table-cell>
          <table:table-cell table:style-name="ce8" office:value-type="string" calcext:value-type="string">
            <text:p>Matrix</text:p>
          </table:table-cell>
          <table:table-cell table:style-name="ce8" office:value-type="string" calcext:value-type="string">
            <text:p>Sink Cock</text:p>
          </table:table-cell>
          <table:table-cell table:style-name="ce2" office:value-type="float" office:value="1700" calcext:value-type="float">
            <text:p>170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8MT</text:p>
          </table:table-cell>
          <table:table-cell table:style-name="ce2" office:value-type="string" calcext:value-type="string">
            <text:p>"Extro Table Mounted Sink Mixer with Swivel Spout"</text:p>
          </table:table-cell>
          <table:table-cell table:style-name="ce6" office:value-type="string" calcext:value-type="string">
            <text:p>{"description":"This modern table-mounted sink mixer features a high curved swivel spout and a single-lever control, combining style with functionality for effortless use in kitchen or utility areas.","keyFeatures":["High-rise swivel spout offers enhanced sink access and flexibility","Single-lever operation ensures smooth flow and temperature control","Durable chrome-plated brass resists corrosion and tarnish","Compact table-mounted design saves space and simplifies installation","Ideal for modern kitchens and countertops"],"productSpecifications":{"brand":"Extro","productType":"Table Mounted Sink Mixer","material":"Solid Brass Body","finish":"Chrome Plated","mountingType":"Table Mounted (Deck Mounted)","spoutType":"360° Rotating Swivel Spout","handleType":"Single Lever","usageArea":"Kitchen, Pantry, Utility Sink","cartridgeType":"Ceramic Disc"}}</text:p>
          </table:table-cell>
          <table:table-cell table:style-name="ce8" office:value-type="string" calcext:value-type="string">
            <text:p>Matrix</text:p>
          </table:table-cell>
          <table:table-cell table:style-name="ce8" office:value-type="string" calcext:value-type="string">
            <text:p>Swan Neck</text:p>
          </table:table-cell>
          <table:table-cell table:style-name="ce2" office:value-type="float" office:value="1800" calcext:value-type="float">
            <text:p>180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09MT</text:p>
          </table:table-cell>
          <table:table-cell table:style-name="ce2" office:value-type="string" calcext:value-type="string">
            <text:p>"Extro Kia Table Mounted Sink Mixer"</text:p>
          </table:table-cell>
          <table:table-cell table:style-name="ce6" office:value-type="string" calcext:value-type="string">
            <text:p>{"description":"The Extro Kia Table Mounted Sink Mixer is an elegant dual-handle faucet designed for deck mounting, equipped with a high-arched swivel spout that provides full coverage and convenience for kitchen or basin use.","keyFeatures":["Dual lever design allows precise control of hot and cold water","360° swivel spout for maximum reach and flexibility","Durable brass body with mirror-finish chrome plating","Smooth operation with quarter-turn ceramic disc cartridges","Ideal for modern kitchen or basin installations"],"productSpecifications":{"brand":"Extro","productType":"Table Mounted Sink Mixer","material":"Brass","finish":"Chrome Plated","mountingType":"Table/Deck Mounted","spoutType":"Swivel Spout","handleType":"Dual Lever Handles","cartridgeType":"Quarter-turn Ceramic Disc","applicationArea":"Kitchen Sink / Basin Counter"}}</text:p>
          </table:table-cell>
          <table:table-cell table:style-name="ce8" office:value-type="string" calcext:value-type="string">
            <text:p>Matrix</text:p>
          </table:table-cell>
          <table:table-cell table:style-name="ce8" office:value-type="string" calcext:value-type="string">
            <text:p>Centre Hole Basin Mixture</text:p>
          </table:table-cell>
          <table:table-cell table:style-name="ce2" office:value-type="float" office:value="2500" calcext:value-type="float">
            <text:p>250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0MT</text:p>
          </table:table-cell>
          <table:table-cell table:style-name="ce2" office:value-type="string" calcext:value-type="string">
            <text:p>"Extro Wall Mounted Sink Mixer with Swivel Spout"</text:p>
          </table:table-cell>
          <table:table-cell table:style-name="ce6" office:value-type="string" calcext:value-type="string">
            <text:p>{"description":"The Extro Wall Mounted Sink Mixer with Swivel Spout combines functionality and modern design, allowing precise control of hot and cold water with a rotating spout—perfect for kitchen and utility sinks.","keyFeatures":["Wall-mounted design ensures space-saving and clutter-free installation","Dual-lever system allows accurate temperature and flow control","Swivel spout offers flexible reach for wider sink coverage","Chrome-plated finish resists corrosion and adds a glossy touch","High-quality brass construction ensures long-lasting durability"],"productSpecifications":{"brand":"Extro","productType":"Wall Mounted Sink Mixer","material":"Solid Brass Body","finish":"Chrome Plated","mountingType":"Wall Mounted","spoutType":"360° Rotating Swivel Spout","handleType":"Dual Lever Control","applicationArea":"Kitchen and Wash Basin Areas","connectionType":"Standard Wall Inlet"}}</text:p>
          </table:table-cell>
          <table:table-cell table:style-name="ce8" office:value-type="string" calcext:value-type="string">
            <text:p>Matrix</text:p>
          </table:table-cell>
          <table:table-cell table:style-name="ce8" office:value-type="string" calcext:value-type="string">
            <text:p>Sink Mixture</text:p>
          </table:table-cell>
          <table:table-cell table:style-name="ce2" office:value-type="float" office:value="3100" calcext:value-type="float">
            <text:p>31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1MT</text:p>
          </table:table-cell>
          <table:table-cell table:style-name="ce2" office:value-type="string" calcext:value-type="string">
            <text:p>"Extro Modern Wall Mixer with L-Bend for Overhead &amp; Hand Shower"</text:p>
          </table:table-cell>
          <table:table-cell table:style-name="ce6" office:value-type="string" calcext:value-type="string">
            <text:p>{"description":"The Extro Modern Wall Mixer is an elegantly designed dual-control faucet that combines water flow precision with seamless switching between overhead and hand showers—ideal for contemporary bathrooms.","keyFeatures":["Dual-lever design offers smooth and independent hot/cold water control","L-bend provision for simultaneous use with overhead and hand showers","Mirror-like chrome finish for aesthetic appeal and rust resistance","Brass body ensures long-term durability and strength","Ergonomic lever handles for easy grip and operation"],"productSpecifications":{"brand":"Extro","productType":"Wall Mixer with L-Bend Attachment","material":"Heavy-duty Brass","finish":"Premium Chrome Plating","mountingType":"Wall Mounted","handleType":"Dual Lever","controlMechanism":"Dual Lever Operation","applicationArea":"Bathroom Shower Zones","inletConnection":"Standard Wall Inlet with Overhead Output"}}</text:p>
          </table:table-cell>
          <table:table-cell table:style-name="ce8" office:value-type="string" calcext:value-type="string">
            <text:p>Matrix</text:p>
          </table:table-cell>
          <table:table-cell table:style-name="ce8" office:value-type="string" calcext:value-type="string">
            <text:p>Wall Mixture</text:p>
          </table:table-cell>
          <table:table-cell table:style-name="ce2" office:value-type="float" office:value="4550" calcext:value-type="float">
            <text:p>455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2MT</text:p>
          </table:table-cell>
          <table:table-cell table:style-name="ce2" office:value-type="string" calcext:value-type="string">
            <text:p>"Wall Mixer with L-Bend Pipe (Telephonic Shower Provision)"</text:p>
          </table:table-cell>
          <table:table-cell table:style-name="ce6" office:value-type="string" calcext:value-type="string">
            <text:p>{"description":"A robust wall-mounted mixer faucet with an \"L\" bend pipe and telephonic shower attachment support. Perfect for bath areas, it enables controlled flow between tap and shower via diverter.","keyFeatures":["L-bend pipe provides direct overhead shower connection","Dual-lever control ensures precise hot and cold water mixing","In-built diverter for easy switch between spout and shower","Mirror finish with rust- and corrosion-resistant body","Heavy-duty brass construction for long-lasting durability"],"productSpecifications":{"brand":"Extro","productType":"Wall Mixer with L-Bend Pipe","material":"Brass with Chrome Finish","mountingType":"Wall Mounted","spoutType":"Short Body with Down Outlet","handleType":"Dual Lever with Central Diverter Knob","inletConnections":"3/4\" BSP Hot &amp; Cold Inlets","showerPipe":"Included L-Bend Pipe with Shower Outlet","finish":"Glossy Chrome Plated","applicationArea":"Bathrooms – Shower and Bath Tub Areas"}}</text:p>
          </table:table-cell>
          <table:table-cell table:style-name="ce8" office:value-type="string" calcext:value-type="string">
            <text:p>Matrix</text:p>
          </table:table-cell>
          <table:table-cell table:style-name="ce8" office:value-type="string" calcext:value-type="string">
            <text:p>Wall mixture with Shower</text:p>
          </table:table-cell>
          <table:table-cell table:style-name="ce2" office:value-type="float" office:value="5000" calcext:value-type="float">
            <text:p>500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Matrix</text:p>
          </table:table-cell>
          <table:table-cell table:style-name="ce8" office:value-type="string" calcext:value-type="string">
            <text:p>Wall mixture 3/4"</text:p>
          </table:table-cell>
          <table:table-cell table:style-name="ce2" table:number-columns-repeated="3"/>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Matrix</text:p>
          </table:table-cell>
          <table:table-cell table:style-name="ce8" office:value-type="string" calcext:value-type="string">
            <text:p>Wall mixture 3/4" (3-1)</text:p>
          </table:table-cell>
          <table:table-cell table:style-name="ce2" table:number-columns-repeated="3"/>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3MT</text:p>
          </table:table-cell>
          <table:table-cell table:style-name="ce2" office:value-type="string" calcext:value-type="string">
            <text:p>"Concealed Basin Mixer Body with Lever Handle"</text:p>
          </table:table-cell>
          <table:table-cell table:style-name="ce6" office:value-type="string" calcext:value-type="string">
            <text:p>{"description":"A durable and precision-engineered concealed basin mixer body with an elegant chrome-plated lever, ideal for in-wall installation in modern bathrooms or wash areas.","keyFeatures":["Robust brass body ensures long-lasting performance","Concealed design enhances wall aesthetics and space efficiency","Sleek chrome-plated lever offers easy flow and temperature control","Compatible with most standard ceramic cartridges","Ideal for basin areas requiring a minimalist and clean look"],"productSpecifications":{"brand":"Extro","productType":"Concealed Basin Mixer Body","material":"Forged Brass Body with Chrome-Plated Handle","mountingType":"Concealed Wall Installation","handleType":"Single Lever","finish":"Chrome Handle with Raw Brass Body","cartridgeCompatibility":"Standard 35mm Ceramic Cartridge","inletOutletConnection":"1/2\" BSP Threaded","applicationArea":"Bathroom Basins and Wash Counters"}}</text:p>
          </table:table-cell>
          <table:table-cell table:style-name="ce8" office:value-type="string" calcext:value-type="string">
            <text:p>Matrix</text:p>
          </table:table-cell>
          <table:table-cell table:style-name="ce8" office:value-type="string" calcext:value-type="string">
            <text:p>Concealed 1/2"</text:p>
          </table:table-cell>
          <table:table-cell table:style-name="ce2" office:value-type="float" office:value="1250" calcext:value-type="float">
            <text:p>125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6114MT</text:p>
          </table:table-cell>
          <table:table-cell table:style-name="ce2"/>
          <table:table-cell table:style-name="ce6"/>
          <table:table-cell table:style-name="ce8" office:value-type="string" calcext:value-type="string">
            <text:p>Matrix</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1TU</text:p>
          </table:table-cell>
          <table:table-cell table:style-name="ce2" office:value-type="string" calcext:value-type="string">
            <text:p>"Extro Bib Cock – Round Handle"</text:p>
          </table:table-cell>
          <table:table-cell table:style-name="ce6" office:value-type="string" calcext:value-type="string">
            <text:p>{"description":"Wall-mounted bib cock with a sleek round handle, crafted for durability and smooth water control, ideal for kitchen and bathroom installations.","keyFeatures":["Smooth quarter-turn operation","Rust and corrosion-resistant body","Elegant round knob design","Easy wall mounting","Water-saving aerator"],"productSpecifications":{"brand":"Extro","productType":"Bib Cock","material":"Brass with chrome plating","handleType":"Round lever","mountingType":"Wall-mounted","inletConnection":"15mm BSP","finish":"Glossy chrome","flowType":"Single flow","application":"Suitable for bathroom, kitchen, utility areas","warranty":"10 years"}}</text:p>
          </table:table-cell>
          <table:table-cell table:style-name="ce2" office:value-type="string" calcext:value-type="string">
            <text:p>Turbo</text:p>
          </table:table-cell>
          <table:table-cell table:style-name="ce8" office:value-type="string" calcext:value-type="string">
            <text:p>Short Body</text:p>
          </table:table-cell>
          <table:table-cell table:style-name="ce2" office:value-type="float" office:value="760" calcext:value-type="float">
            <text:p>76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2TU</text:p>
          </table:table-cell>
          <table:table-cell table:style-name="ce2" office:value-type="string" calcext:value-type="string">
            <text:p>"Extro Long Body Bib Cock – Round Handle"</text:p>
          </table:table-cell>
          <table:table-cell table:style-name="ce6" office:value-type="string" calcext:value-type="string">
            <text:p>{"description":"Extended spout bib cock with round lever handle, offering smooth water flow and modern aesthetics for kitchen or utility use.","keyFeatures":["Long body for extended reach","Sleek and compact round handle","Rust-resistant chrome finish","Smooth quarter-turn mechanism","Wall-mounted for space efficiency"],"productSpecifications":{"brand":"Extro","productType":"Long Body Bib Cock","material":"Brass with chrome plating","handleType":"Round lever","mountingType":"Wall-mounted","inletConnection":"15mm BSP","finish":"Glossy chrome","flowType":"Single flow","application":"Suitable for kitchen sink, bathroom basin, utility","warranty":"10 years"}}</text:p>
          </table:table-cell>
          <table:table-cell table:style-name="ce2" office:value-type="string" calcext:value-type="string">
            <text:p>Turbo</text:p>
          </table:table-cell>
          <table:table-cell table:style-name="ce8" office:value-type="string" calcext:value-type="string">
            <text:p>Long Body</text:p>
          </table:table-cell>
          <table:table-cell table:style-name="ce2" office:value-type="float" office:value="860" calcext:value-type="float">
            <text:p>86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3TU</text:p>
          </table:table-cell>
          <table:table-cell table:style-name="ce2" office:value-type="string" calcext:value-type="string">
            <text:p>"Extro Angular Stop Cock with Flange – Round Handle"</text:p>
          </table:table-cell>
          <table:table-cell table:style-name="ce6" office:value-type="string" calcext:value-type="string">
            <text:p>{"description":"Precision-engineered angular stop cock with modern round handle, ideal for geysers, flushing systems, and concealed connections.","keyFeatures":["Durable brass body with chrome finish","Quarter-turn round handle","Corrosion-resistant build","Easy wall-mount installation","Compatible with standard 15mm fittings"],"productSpecifications":{"brand":"Extro","productType":"Angular Stop Cock","material":"Brass with chrome plating","handleType":"Round knob","mountingType":"Wall-mounted with flange","inletSize":"15mm BSP","outletType":"Male thread for attachment","finish":"High-gloss chrome","application":"Geysers, flush tanks, basins","warranty":"10 years"}}</text:p>
          </table:table-cell>
          <table:table-cell table:style-name="ce2" office:value-type="string" calcext:value-type="string">
            <text:p>Turbo</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4TU</text:p>
          </table:table-cell>
          <table:table-cell table:style-name="ce2" office:value-type="string" calcext:value-type="string">
            <text:p>"Extro Pillar Cock – Round Handle"</text:p>
          </table:table-cell>
          <table:table-cell table:style-name="ce6" office:value-type="string" calcext:value-type="string">
            <text:p>{"description":"Sleek and compact pillar cock with a modern round knob, perfect for countertop basins in residential and commercial spaces.","keyFeatures":["Stylish chrome-plated design","Easy-to-use quarter-turn handle","Solid brass construction","Smooth water flow","Ideal for wash basins and counters"],"productSpecifications":{"brand":"Extro","productType":"Pillar Cock","handleType":"Round knob","material":"Brass with chrome finish","installation":"Deck-mounted","inletConnection":"15mm BSP","flowType":"Regular stream","finish":"Mirror-like chrome","application":"Basin / Countertop sink","warranty":"10 years"}}</text:p>
          </table:table-cell>
          <table:table-cell table:style-name="ce2" office:value-type="string" calcext:value-type="string">
            <text:p>Turbo</text:p>
          </table:table-cell>
          <table:table-cell table:style-name="ce8" office:value-type="string" calcext:value-type="string">
            <text:p>Pillar Cock</text:p>
          </table:table-cell>
          <table:table-cell table:style-name="ce2" office:value-type="float" office:value="1700" calcext:value-type="float">
            <text:p>170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5TU</text:p>
          </table:table-cell>
          <table:table-cell table:style-name="ce2" office:value-type="string" calcext:value-type="string">
            <text:p>"Extro Two-Way Bib Cock with Round Handle"</text:p>
          </table:table-cell>
          <table:table-cell table:style-name="ce6" office:value-type="string" calcext:value-type="string">
            <text:p>{"description":"Dual-purpose wall-mounted bib cock with a round knob handle and two outlets, suitable for both water tap and washing machine or jet spray connections.","keyFeatures":["Dual outlet for multipurpose use","Premium chrome finish","Smooth quarter-turn operation","Durable brass body","Includes wall flange for clean installation"],"productSpecifications":{"brand":"Extro","productType":"Two-Way Bib Cock","handleType":"Round knob","material":"Brass with chrome coating","installation":"Wall-mounted","inletConnection":"15mm BSP","outlets":"2 (main flow and bottom connection)","finish":"Glossy chrome","suitableFor":"Bathroom, washing machine, jet spray","warranty":"10 years"}}</text:p>
          </table:table-cell>
          <table:table-cell table:style-name="ce2" office:value-type="string" calcext:value-type="string">
            <text:p>Turbo</text:p>
          </table:table-cell>
          <table:table-cell table:style-name="ce8" office:value-type="string" calcext:value-type="string">
            <text:p>2-1 Bib Cock</text:p>
          </table:table-cell>
          <table:table-cell table:style-name="ce2" office:value-type="float" office:value="1440" calcext:value-type="float">
            <text:p>144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6TU</text:p>
          </table:table-cell>
          <table:table-cell table:style-name="ce2" office:value-type="string" calcext:value-type="string">
            <text:p>"Extro Two-Way Angle Cock with Dual Control Handle"</text:p>
          </table:table-cell>
          <table:table-cell table:style-name="ce6" office:value-type="string" calcext:value-type="string">
            <text:p>{"description":"Premium two-way angle cock with dual outlets and individual control levers, designed for controlling two connections such as geyser and jet spray simultaneously.","keyFeatures":["Dual outlet angle cock for multiple uses","Individual lever controls for each outlet","Chrome-plated brass for durability","Wall-mounted with flange","Rust-resistant and leak-proof design"],"productSpecifications":{"brand":"Extro","type":"Two-Way Angle Cock","material":"Brass with chrome finish","installationType":"Wall-mounted","control":"Dual handle lever mechanism","inletConnection":"15mm BSP","outlets":"2 (side and bottom)","finish":"Mirror chrome","suitableFor":"Bathrooms, geysers, jet sprays, washing machines","warranty":"10 years manufacturer warranty"}}</text:p>
          </table:table-cell>
          <table:table-cell table:style-name="ce2" office:value-type="string" calcext:value-type="string">
            <text:p>Turbo</text:p>
          </table:table-cell>
          <table:table-cell table:style-name="ce8" office:value-type="string" calcext:value-type="string">
            <text:p>2-1 Angle Cock</text:p>
          </table:table-cell>
          <table:table-cell table:style-name="ce2" office:value-type="float" office:value="1250" calcext:value-type="float">
            <text:p>125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7TU</text:p>
          </table:table-cell>
          <table:table-cell table:style-name="ce2" office:value-type="string" calcext:value-type="string">
            <text:p>"Extro Swan Neck Tap – Wall Mounted"</text:p>
          </table:table-cell>
          <table:table-cell table:style-name="ce6" office:value-type="string" calcext:value-type="string">
            <text:p>{"description":"Stylish swan neck wall-mounted tap designed for easy water flow control and enhanced kitchen or bathroom aesthetics, made with durable brass and chrome finish.","keyFeatures":["Elegant swan neck spout design","Smooth quarter-turn operation","Chrome-plated brass body","Wall-mounted for space-saving","Rust and corrosion-resistant finish"],"productSpecifications":{"brand":"Extro","type":"Swan Neck Wall Tap","installationType":"Wall Mounted","material":"Brass","finish":"Mirror Chrome Plating","handleType":"Single Lever (quarter-turn)","inletConnection":"15mm BSP","spout":"Fixed swan neck","suitableFor":"Kitchen sinks, utility areas, wall-mounted basin supply","warranty":"10 years manufacturer warranty"}}</text:p>
          </table:table-cell>
          <table:table-cell table:style-name="ce2" office:value-type="string" calcext:value-type="string">
            <text:p>Turbo</text:p>
          </table:table-cell>
          <table:table-cell table:style-name="ce8" office:value-type="string" calcext:value-type="string">
            <text:p>Sink Cock</text:p>
          </table:table-cell>
          <table:table-cell table:style-name="ce2" office:value-type="float" office:value="1680" calcext:value-type="float">
            <text:p>168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8TU</text:p>
          </table:table-cell>
          <table:table-cell table:style-name="ce2" office:value-type="string" calcext:value-type="string">
            <text:p>"Extro Swan Neck Tap – Table Mounted"</text:p>
          </table:table-cell>
          <table:table-cell table:style-name="ce6" office:value-type="string" calcext:value-type="string">
            <text:p>{"description":"Elegant and durable table-mounted swan neck tap with a smooth flow spout, designed for ease of use and modern aesthetics in kitchen or basin setups.","keyFeatures":["High curved swan neck design","Rust-free chrome-plated brass body","Easy quarter-turn lever","Smooth water flow","Table-mounted installation"],"productSpecifications":{"brand":"Extro","type":"Swan Neck Table Tap","installationType":"Table Mounted","material":"Brass","finish":"Mirror Chrome Plating","handleType":"Single Lever (quarter-turn)","spoutStyle":"Fixed swan neck","inletConnection":"15mm BSP","suitableFor":"Kitchen sinks, wash basins","warranty":"10 years manufacturer warranty"}}</text:p>
          </table:table-cell>
          <table:table-cell table:style-name="ce2" office:value-type="string" calcext:value-type="string">
            <text:p>Turbo</text:p>
          </table:table-cell>
          <table:table-cell table:style-name="ce8" office:value-type="string" calcext:value-type="string">
            <text:p>Swan Neck</text:p>
          </table:table-cell>
          <table:table-cell table:style-name="ce2" office:value-type="float" office:value="1750" calcext:value-type="float">
            <text:p>175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09TU</text:p>
          </table:table-cell>
          <table:table-cell table:style-name="ce2" office:value-type="string" calcext:value-type="string">
            <text:p>"Extro Swan Neck Dual Handle Sink Tap – Table Mounted"</text:p>
          </table:table-cell>
          <table:table-cell table:style-name="ce6" office:value-type="string" calcext:value-type="string">
            <text:p>{"description":"Stylish swan neck sink tap with dual lever handles for hot and cold water control, designed for tabletop installation in kitchen or utility areas.","keyFeatures":["Dual control levers for hot &amp; cold water","Smooth swan neck spout","Chrome-plated brass for durability","Table-mounted design","Elegant, modern look"],"productSpecifications":{"brand":"Extro","type":"Dual Handle Swan Neck Sink Tap","installationType":"Table Mounted","material":"Brass","finish":"Mirror Chrome Plating","handleType":"Dual Lever (quarter-turn)","spoutStyle":"Fixed swan neck","inletConnection":"15mm BSP x 2 (hot &amp; cold)","suitableFor":"Kitchen sinks, basin counters","warranty":"10 years manufacturer warranty"}}</text:p>
          </table:table-cell>
          <table:table-cell table:style-name="ce2" office:value-type="string" calcext:value-type="string">
            <text:p>Turbo</text:p>
          </table:table-cell>
          <table:table-cell table:style-name="ce8" office:value-type="string" calcext:value-type="string">
            <text:p>Centre Hole Basin Mixture</text:p>
          </table:table-cell>
          <table:table-cell table:style-name="ce2" office:value-type="float" office:value="2400" calcext:value-type="float">
            <text:p>24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0TU</text:p>
          </table:table-cell>
          <table:table-cell table:style-name="ce2" office:value-type="string" calcext:value-type="string">
            <text:p>"Extro Curve Spout Wall Mixer – Twin Knob Design"</text:p>
          </table:table-cell>
          <table:table-cell table:style-name="ce6" office:value-type="string" calcext:value-type="string">
            <text:p>{"description":"Stylish wall-mounted mixer with a central curved spout and dual control knobs, ideal for kitchens and wash areas that require both hot and cold water mixing.","keyFeatures":["Dual knob control for hot and cold mixing","Elegant high-arc central spout","Durable chrome-plated brass body","Wall-mounted design for space-saving","Smooth flow with anti-splash aerator"],"productSpecifications":{"brand":"Extro","productType":"Wall Mixer with Curve Spout","material":"Brass","finish":"Chrome-plated","handleType":"Round twin knobs","mountingType":"Wall mounted","installation":"Standard wall installation","usage":"Suitable for kitchens and washbasins","warranty":"5 years"}}</text:p>
          </table:table-cell>
          <table:table-cell table:style-name="ce2" office:value-type="string" calcext:value-type="string">
            <text:p>Turbo</text:p>
          </table:table-cell>
          <table:table-cell table:style-name="ce8" office:value-type="string" calcext:value-type="string">
            <text:p>Sink Mixture</text:p>
          </table:table-cell>
          <table:table-cell table:style-name="ce2" office:value-type="float" office:value="3000" calcext:value-type="float">
            <text:p>300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1TU</text:p>
          </table:table-cell>
          <table:table-cell table:style-name="ce2" office:value-type="string" calcext:value-type="string">
            <text:p>"Extro Wall Mixer with Overhead &amp; Hand Shower Provision – 3-in-1"</text:p>
          </table:table-cell>
          <table:table-cell table:style-name="ce6" office:value-type="string" calcext:value-type="string">
            <text:p>{"description":"A versatile wall mixer faucet with dual levers for hot and cold water control, featuring a central diverter knob for switching between spout and overhead/hand shower output. Ideal for modern bathrooms.","keyFeatures":["3-in-1 wall mixer with diverter","Dual lever operation for temperature control","Centralized knob for flow direction","Chrome finish for elegant look","Robust brass body construction"],"productSpecifications":{"brand":"Extro","model":"Wall Mixer with Overhead Shower &amp; Hand Shower Provision","installationType":"Wall Mounted","bodyMaterial":"Brass","finish":"High-Gloss Chrome","controls":"Dual Levers (Hot/Cold), Center Diverter","outletOptions":"Spout, Overhead Shower, Hand Shower","inletConnection":"15mm BSP","suitableFor":"Bathrooms with both shower &amp; tub/spout","warranty":"10 Years Manufacturer Warranty"}}</text:p>
          </table:table-cell>
          <table:table-cell table:style-name="ce2" office:value-type="string" calcext:value-type="string">
            <text:p>Turbo</text:p>
          </table:table-cell>
          <table:table-cell table:style-name="ce8" office:value-type="string" calcext:value-type="string">
            <text:p>Wall Mixture</text:p>
          </table:table-cell>
          <table:table-cell table:style-name="ce2" office:value-type="float" office:value="4500" calcext:value-type="float">
            <text:p>450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2TU</text:p>
          </table:table-cell>
          <table:table-cell table:style-name="ce2" office:value-type="string" calcext:value-type="string">
            <text:p>"Extro Wall Mixer with Bend Pipe for Overhead Shower"</text:p>
          </table:table-cell>
          <table:table-cell table:style-name="ce6" office:value-type="string" calcext:value-type="string">
            <text:p>{"description":"A sleek wall mixer faucet combining hot and cold water with an overhead shower connection via an extended bend pipe. Ideal for modern bathrooms requiring both tap and shower outputs.","keyFeatures":["3-in-1 function with overhead shower option","Dual knob control for hot &amp; cold","Extended bend pipe for easy shower access","Sleek chrome-plated brass body","Wall-mounted design for compact installations"],"productSpecifications":{"brand":"Extro","model":"Wall Mixer with L-Bend Pipe","installationType":"Wall Mounted","material":"Brass","finish":"Polished Chrome","controlType":"Dual Lever + Diverter","waterFlowOptions":"Spout and Overhead Shower","inletConnection":"15mm BSP","usage":"Bathroom Faucet with shower provision","warranty":"10 Years Manufacturer Warranty"}}</text:p>
          </table:table-cell>
          <table:table-cell table:style-name="ce2" office:value-type="string" calcext:value-type="string">
            <text:p>Turbo</text:p>
          </table:table-cell>
          <table:table-cell table:style-name="ce8" office:value-type="string" calcext:value-type="string">
            <text:p>Wall mixture with Shower</text:p>
          </table:table-cell>
          <table:table-cell table:style-name="ce2" office:value-type="float" office:value="4900" calcext:value-type="float">
            <text:p>490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3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Wall mixture 3/4"</text:p>
          </table:table-cell>
          <table:table-cell table:style-name="ce2" office:value-type="float" office:value="6600" calcext:value-type="float">
            <text:p>660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4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Wall mixture 3/4" (3-1)</text:p>
          </table:table-cell>
          <table:table-cell table:style-name="ce2" office:value-type="float" office:value="7200" calcext:value-type="float">
            <text:p>720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5TU</text:p>
          </table:table-cell>
          <table:table-cell table:style-name="ce2" office:value-type="string" calcext:value-type="string">
            <text:p>"Extro Concealed Stop Cock – Round Handle"</text:p>
          </table:table-cell>
          <table:table-cell table:style-name="ce6" office:value-type="string" calcext:value-type="string">
            <text:p>{"description":"A sleek and compact concealed stop cock designed for precise water flow control, ideal for modern bathrooms and kitchens.","keyFeatures":["Concealed fitting for a clean look","Rust-resistant brass body","Easy quarter-turn operation","Durable chrome finish","Suitable for both hot and cold water"],"productSpecifications":{"brand":"Extro","productType":"Concealed Stop Cock","material":"Brass body with chrome finish","handleType":"Single round lever","mountType":"Concealed wall mounting","connectionSize":"Standard 15mm inlet/outlet","finish":"Polished chrome","application":"Suitable for bathrooms, kitchens, and utility areas","warranty":"10 years"}}</text:p>
          </table:table-cell>
          <table:table-cell table:style-name="ce2" office:value-type="string" calcext:value-type="string">
            <text:p>Turbo</text:p>
          </table:table-cell>
          <table:table-cell table:style-name="ce8" office:value-type="string" calcext:value-type="string">
            <text:p>Concealed 1/2"</text:p>
          </table:table-cell>
          <table:table-cell table:style-name="ce2" office:value-type="float" office:value="1200" calcext:value-type="float">
            <text:p>12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5116TU</text:p>
          </table:table-cell>
          <table:table-cell table:style-name="ce2"/>
          <table:table-cell table:style-name="ce6"/>
          <table:table-cell table:style-name="ce2" office:value-type="string" calcext:value-type="string">
            <text:p>Turbo</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hort Body</text:p>
          </table:table-cell>
          <table:table-cell table:style-name="ce2" office:value-type="float" office:value="760" calcext:value-type="float">
            <text:p>76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2Ki</text:p>
          </table:table-cell>
          <table:table-cell table:style-name="ce2"/>
          <table:table-cell table:style-name="ce6"/>
          <table:table-cell table:style-name="ce2" office:value-type="string" calcext:value-type="string">
            <text:p>Kia</text:p>
          </table:table-cell>
          <table:table-cell table:style-name="ce8" office:value-type="string" calcext:value-type="string">
            <text:p>Long Body</text:p>
          </table:table-cell>
          <table:table-cell table:style-name="ce2" office:value-type="float" office:value="860" calcext:value-type="float">
            <text:p>86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3Ki</text:p>
          </table:table-cell>
          <table:table-cell table:style-name="ce2"/>
          <table:table-cell table:style-name="ce6"/>
          <table:table-cell table:style-name="ce2" office:value-type="string" calcext:value-type="string">
            <text:p>Kia</text:p>
          </table:table-cell>
          <table:table-cell table:style-name="ce8" office:value-type="string" calcext:value-type="string">
            <text:p>Angle Cock</text:p>
          </table:table-cell>
          <table:table-cell table:style-name="ce2" office:value-type="float" office:value="600" calcext:value-type="float">
            <text:p>60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4Ki</text:p>
          </table:table-cell>
          <table:table-cell table:style-name="ce2"/>
          <table:table-cell table:style-name="ce6"/>
          <table:table-cell table:style-name="ce2" office:value-type="string" calcext:value-type="string">
            <text:p>Kia</text:p>
          </table:table-cell>
          <table:table-cell table:style-name="ce8" office:value-type="string" calcext:value-type="string">
            <text:p>Pillar Cock</text:p>
          </table:table-cell>
          <table:table-cell table:style-name="ce2" office:value-type="float" office:value="1400" calcext:value-type="float">
            <text:p>140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5Ki</text:p>
          </table:table-cell>
          <table:table-cell table:style-name="ce2"/>
          <table:table-cell table:style-name="ce6"/>
          <table:table-cell table:style-name="ce2" office:value-type="string" calcext:value-type="string">
            <text:p>Kia</text:p>
          </table:table-cell>
          <table:table-cell table:style-name="ce8" office:value-type="string" calcext:value-type="string">
            <text:p>2-1 Bib Cock</text:p>
          </table:table-cell>
          <table:table-cell table:style-name="ce2" office:value-type="float" office:value="1440" calcext:value-type="float">
            <text:p>144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6Ki</text:p>
          </table:table-cell>
          <table:table-cell table:style-name="ce2"/>
          <table:table-cell table:style-name="ce6"/>
          <table:table-cell table:style-name="ce2" office:value-type="string" calcext:value-type="string">
            <text:p>Kia</text:p>
          </table:table-cell>
          <table:table-cell table:style-name="ce8" office:value-type="string" calcext:value-type="string">
            <text:p>2-1 Angle Cock</text:p>
          </table:table-cell>
          <table:table-cell table:style-name="ce2" office:value-type="float" office:value="1250" calcext:value-type="float">
            <text:p>125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7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ink Cock</text:p>
          </table:table-cell>
          <table:table-cell table:style-name="ce2" office:value-type="float" office:value="1900" calcext:value-type="float">
            <text:p>190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8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wan Neck</text:p>
          </table:table-cell>
          <table:table-cell table:style-name="ce2" office:value-type="float" office:value="2000" calcext:value-type="float">
            <text:p>20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9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entre Hole Basin Mixture</text:p>
          </table:table-cell>
          <table:table-cell table:style-name="ce2" office:value-type="float" office:value="2600" calcext:value-type="float">
            <text:p>260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10Ki</text:p>
          </table:table-cell>
          <table:table-cell table:style-name="ce2"/>
          <table:table-cell table:style-name="ce6"/>
          <table:table-cell table:style-name="ce2" office:value-type="string" calcext:value-type="string">
            <text:p>Kia</text:p>
          </table:table-cell>
          <table:table-cell table:style-name="ce8" office:value-type="string" calcext:value-type="string">
            <text:p>Sink Mixture</text:p>
          </table:table-cell>
          <table:table-cell table:style-name="ce2" office:value-type="float" office:value="3000" calcext:value-type="float">
            <text:p>300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text:p>
          </table:table-cell>
          <table:table-cell table:style-name="ce2" office:value-type="float" office:value="4500" calcext:value-type="float">
            <text:p>450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with Shower</text:p>
          </table:table-cell>
          <table:table-cell table:style-name="ce2" office:value-type="float" office:value="4900" calcext:value-type="float">
            <text:p>490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3/4"</text:p>
          </table:table-cell>
          <table:table-cell table:style-name="ce2" table:number-columns-repeated="3"/>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Wall mixture 3/4" (3-1)</text:p>
          </table:table-cell>
          <table:table-cell table:style-name="ce2" table:number-columns-repeated="3"/>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oncealed 1/2"</text:p>
          </table:table-cell>
          <table:table-cell table:style-name="ce2" office:value-type="float" office:value="1200" calcext:value-type="float">
            <text:p>120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4101Ki</text:p>
          </table:table-cell>
          <table:table-cell table:style-name="ce2"/>
          <table:table-cell table:style-name="ce6"/>
          <table:table-cell table:style-name="ce2" office:value-type="string" calcext:value-type="string">
            <text:p>Kia</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1 WF</text:p>
          </table:table-cell>
          <table:table-cell table:style-name="ce2" office:value-type="string" calcext:value-type="string">
            <text:p>"Extro Wall-Mounted Bib Cock"</text:p>
          </table:table-cell>
          <table:table-cell table:style-name="ce6" office:value-type="string" calcext:value-type="string">
            <text:p>{"description":"Stylish wall-mounted bib cock designed for efficient water control, featuring a modern single-lever handle and durable chrome finish, perfect for bathroom and utility installations.","keyFeatures":["Compact angular body with smooth water flow","Ergonomic single lever for easy operation","Chrome-plated brass construction for durability","Wall flange included for clean finish","Ideal for basin, garden, or bathroom use"],"productSpecifications":{"brand":"Extro","productType":"Bib Cock","mountingType":"Wall Mounted","handleType":"Single Lever","material":"High-Quality Brass","finish":"Chrome Plated (CP)","inletConnection":"15mm BSP","flowType":"Stream Flow","cartridge":"Quarter Turn Ceramic Disc","application":["Bathroom","Utility Area","Outdoor Tap"],"warranty":"5 Years Manufacturer Warranty"}}</text:p>
          </table:table-cell>
          <table:table-cell table:style-name="ce8" office:value-type="string" calcext:value-type="string">
            <text:p>Waterfall</text:p>
          </table:table-cell>
          <table:table-cell table:style-name="ce8" office:value-type="string" calcext:value-type="string">
            <text:p>Short Body</text:p>
          </table:table-cell>
          <table:table-cell table:style-name="ce8" office:value-type="float" office:value="710" calcext:value-type="float">
            <text:p>71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2WF</text:p>
          </table:table-cell>
          <table:table-cell table:style-name="ce2" office:value-type="string" calcext:value-type="string">
            <text:p>"Extro Long Body Bib Cock"</text:p>
          </table:table-cell>
          <table:table-cell table:style-name="ce6" office:value-type="string" calcext:value-type="string">
            <text:p>{"description":"Elegant and durable long body bib cock from Extro, designed for smooth water flow with a stylish single lever, perfect for use in bathrooms and utility areas.","keyFeatures":["Extended body for better reach and usability","Sleek chrome finish with modern single lever design","High-grade brass ensures corrosion resistance","Wall-mounted with cover flange for neat installation","Smooth quarter-turn operation with ceramic cartridge"],"productSpecifications":{"brand":"Extro","productType":"Long Body Bib Cock","mountingType":"Wall Mounted","handleType":"Single Lever","material":"Brass","finish":"Chrome Plated (CP)","inletConnection":"15mm BSP","operationType":"Quarter Turn Ceramic Cartridge","flowType":"Stream","application":["Bathroom","Kitchen","Utility"],"warranty":"5 Years Manufacturer Warranty"}}</text:p>
          </table:table-cell>
          <table:table-cell table:style-name="ce8" office:value-type="string" calcext:value-type="string">
            <text:p>Waterfall</text:p>
          </table:table-cell>
          <table:table-cell table:style-name="ce8" office:value-type="string" calcext:value-type="string">
            <text:p>Long Body</text:p>
          </table:table-cell>
          <table:table-cell table:style-name="ce8" office:value-type="float" office:value="805" calcext:value-type="float">
            <text:p>805</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3WF</text:p>
          </table:table-cell>
          <table:table-cell table:style-name="ce2" office:value-type="string" calcext:value-type="string">
            <text:p>"Extro Angular Stop Cock"</text:p>
          </table:table-cell>
          <table:table-cell table:style-name="ce6" office:value-type="string" calcext:value-type="string">
            <text:p>{"description":"Modern angular stop cock from Extro with a single lever for efficient flow control, ideal for geysers, washing machines, or concealed water connections.","keyFeatures":["Sleek and compact angular design for space-saving installation","Easy quarter-turn operation with ergonomic lever handle","Brass body with chrome finish for long-lasting performance","Wall flange included for seamless wall fitting","Standard threaded outlet compatible with most connections"],"productSpecifications":{"brand":"Extro","productType":"Angular Stop Cock","mountingType":"Wall Mounted","handleType":"Single Lever","material":"Brass","finish":"Chrome Plated (CP)","inletConnection":"15mm BSP","outlet":"Threaded Male (suitable for appliances/pipes)","operationType":"Quarter Turn Ceramic Disc","application":["Geyser","Washing Machine","Basin"],"warranty":"5 Years Manufacturer Warranty"}}</text:p>
          </table:table-cell>
          <table:table-cell table:style-name="ce8" office:value-type="string" calcext:value-type="string">
            <text:p>Waterfall</text:p>
          </table:table-cell>
          <table:table-cell table:style-name="ce8" office:value-type="string" calcext:value-type="string">
            <text:p>Angle Clock</text:p>
          </table:table-cell>
          <table:table-cell table:style-name="ce8" office:value-type="float" office:value="440" calcext:value-type="float">
            <text:p>44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4WF</text:p>
          </table:table-cell>
          <table:table-cell table:style-name="ce2" office:value-type="string" calcext:value-type="string">
            <text:p>"Extro Pillar Tap / Basin Mixer"</text:p>
          </table:table-cell>
          <table:table-cell table:style-name="ce6" office:value-type="string" calcext:value-type="string">
            <text:p>{"description":"Extro’s stylish pillar tap with single lever operation delivers smooth and controlled water flow, perfect for modern wash basins and counters.","keyFeatures":["Sleek cylindrical body with premium chrome finish","Single lever operation for precise flow and temperature control","Corrosion-resistant brass body for long life","Foam flow aerator for water efficiency","Easy deck-mounted installation for all basins"],"productSpecifications":{"brand":"Extro","productType":"Pillar Tap / Basin Mixer","material":"Brass with Chrome Plating","mountingType":"Deck Mounted","handleType":"Single Lever","finish":"Mirror Chrome","operation":"Quarter Turn Ceramic Disc Cartridge","flowType":"Foam Flow with Aerator","application":["Bathroom","Wash Basin"],"warranty":"5 Years Manufacturer Warranty"}}</text:p>
          </table:table-cell>
          <table:table-cell table:style-name="ce8" office:value-type="string" calcext:value-type="string">
            <text:p>Waterfall</text:p>
          </table:table-cell>
          <table:table-cell table:style-name="ce8" office:value-type="string" calcext:value-type="string">
            <text:p>Pillar Clock</text:p>
          </table:table-cell>
          <table:table-cell table:style-name="ce8" office:value-type="float" office:value="1080" calcext:value-type="float">
            <text:p>108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5WF</text:p>
          </table:table-cell>
          <table:table-cell table:style-name="ce2" office:value-type="string" calcext:value-type="string">
            <text:p>"Extro Wall Mixer (Non-Telephonic)"</text:p>
          </table:table-cell>
          <table:table-cell table:style-name="ce6" office:value-type="string" calcext:value-type="string">
            <text:p>{"description":"Extro’s elegant wall mixer with single lever offers a compact solution for water mixing and outlet control, ideal for bathroom use without shower provision.","keyFeatures":["Single lever control for effortless flow and mix","Compact body with smooth chrome finish","Non-telephonic design ideal for basin/bucket use","Durable brass body ensures longevity","Compatible with overhead tanks and pressure pumps"],"productSpecifications":{"brand":"Extro","productType":"Wall Mixer (Non-Telephonic)","material":"Solid Brass with Chrome Finish","handleType":"Single Lever","mountingType":"Wall Mounted","finish":"Mirror Chrome Plating","outletType":"Downward Outlet Only (No Overhead)","cartridgeType":"Ceramic Disc Cartridge","application":["Bathroom Wall Mixer (without shower diverter)"],"warranty":"5 Years Manufacturer Warranty"}}</text:p>
          </table:table-cell>
          <table:table-cell table:style-name="ce8" office:value-type="string" calcext:value-type="string">
            <text:p>Waterfall</text:p>
          </table:table-cell>
          <table:table-cell table:style-name="ce8" office:value-type="string" calcext:value-type="string">
            <text:p>2-1 Bib Clock</text:p>
          </table:table-cell>
          <table:table-cell table:style-name="ce8" office:value-type="float" office:value="1290" calcext:value-type="float">
            <text:p>129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6WF</text:p>
          </table:table-cell>
          <table:table-cell table:style-name="ce2" office:value-type="string" calcext:value-type="string">
            <text:p>"Extro 2-Way Angle Valve with Wall Flange"</text:p>
          </table:table-cell>
          <table:table-cell table:style-name="ce6" office:value-type="string" calcext:value-type="string">
            <text:p>{"description":"Extro’s sleek and sturdy two-way angle valve is ideal for managing dual water flow outlets from a single wall-mounted fixture with precision and durability.","keyFeatures":["Dual outlet control for geyser and hand shower","Single lever operation with effortless switching","Premium chrome finish with corrosion resistance","Durable brass body construction","Compact design for modern bathrooms"],"productSpecifications":{"brand":"Extro","productType":"2-Way Angle Valve with Wall Flange","material":"Solid Brass","finish":"Chrome Plated","control":"Single Lever for 2-Way Flow","mountingType":"Wall Mounted","inletConnectionSize":"15mm (½”) BSP","outlet":"Dual (Hand Shower &amp; Geyser/Faucet)","cartridgeType":"Ceramic Disc Cartridge","application":["Bathroom water supply control"],"warranty":"5 Years Manufacturer Warranty"}}</text:p>
          </table:table-cell>
          <table:table-cell table:style-name="ce8" office:value-type="string" calcext:value-type="string">
            <text:p>Waterfall</text:p>
          </table:table-cell>
          <table:table-cell table:style-name="ce8" office:value-type="string" calcext:value-type="string">
            <text:p>2-1 Angle Clock</text:p>
          </table:table-cell>
          <table:table-cell table:style-name="ce8" office:value-type="float" office:value="1220" calcext:value-type="float">
            <text:p>122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7WF</text:p>
          </table:table-cell>
          <table:table-cell table:style-name="ce2" office:value-type="string" calcext:value-type="string">
            <text:p>"Extro Wall Mounted Sink Tap with Swivel Spout"</text:p>
          </table:table-cell>
          <table:table-cell table:style-name="ce6" office:value-type="string" calcext:value-type="string">
            <text:p>{"description":"The Extro wall-mounted sink tap with high-arc swivel spout is engineered for smooth water flow and effortless directional control, ideal for kitchens or utility sinks.","keyFeatures":["360° swivel spout for maximum sink coverage","Wall mounted design for space efficiency","Chrome-plated brass body ensures corrosion resistance","Single lever handle for smooth flow control","Aerator provides splash-free water stream"],"productSpecifications":{"brand":"Extro","productType":"Sink Tap – Wall Mounted","material":"Brass Body","finish":"Chrome Plated","spoutType":"360° Rotating Swivel Spout","mountingType":"Wall Mount","handleType":"Single Lever","connectionSize":"15mm (½”) BSP","application":["Kitchen","Utility Sink"],"flowControl":"Smooth and Adjustable","warranty":"5 Years Manufacturer Warranty"}}</text:p>
          </table:table-cell>
          <table:table-cell table:style-name="ce8" office:value-type="string" calcext:value-type="string">
            <text:p>Waterfall</text:p>
          </table:table-cell>
          <table:table-cell table:style-name="ce8" office:value-type="string" calcext:value-type="string">
            <text:p>Sink Clock</text:p>
          </table:table-cell>
          <table:table-cell table:style-name="ce8" office:value-type="float" office:value="1400" calcext:value-type="float">
            <text:p>14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8WF</text:p>
          </table:table-cell>
          <table:table-cell table:style-name="ce2" office:value-type="string" calcext:value-type="string">
            <text:p>"Extro Table Mounted Sink Tap with Swivel Spout"</text:p>
          </table:table-cell>
          <table:table-cell table:style-name="ce6" office:value-type="string" calcext:value-type="string">
            <text:p>{"description":"This Extro table-mounted sink tap features a sleek, tall design with a 360° swivel spout for convenience and modern utility—perfect for kitchen or utility sinks.","keyFeatures":["360° swivel spout for enhanced reach and flexibility","Chrome-plated brass body for long-lasting durability","Table-mount installation for compact sink spaces","Single lever for easy water flow and temperature control","Aerator ensures smooth and splash-free flow"],"productSpecifications":{"brand":"Extro","productType":"Table Mounted Sink Tap","material":"Brass","finish":"Chrome Plated","mountingType":"Table Top","spoutType":"High-Rise Swivel Spout (360° Rotation)","handleType":"Single Lever","connectionSize":"15mm (½”) BSP","application":["Kitchen","Utility Sink"],"flowControl":"Smooth Aerated Flow","warranty":"5 Years Manufacturer Warranty"}}</text:p>
          </table:table-cell>
          <table:table-cell table:style-name="ce8" office:value-type="string" calcext:value-type="string">
            <text:p>Waterfall</text:p>
          </table:table-cell>
          <table:table-cell table:style-name="ce8" office:value-type="string" calcext:value-type="string">
            <text:p>Swan Neck</text:p>
          </table:table-cell>
          <table:table-cell table:style-name="ce8" office:value-type="float" office:value="1450" calcext:value-type="float">
            <text:p>145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9 WF</text:p>
          </table:table-cell>
          <table:table-cell table:style-name="ce2" office:value-type="string" calcext:value-type="string">
            <text:p>"Extro Pillar Cock with Swinging Spout – Dual Handle"</text:p>
          </table:table-cell>
          <table:table-cell table:style-name="ce6" office:value-type="string" calcext:value-type="string">
            <text:p>{"description":"A premium-quality dual-handle pillar cock with a high-rise swinging spout, designed for modern kitchens or basins requiring hot and cold water control from a single unit.","keyFeatures":["Dual-handle design for precise hot and cold water control","Elegant U-shaped rotating spout for wider sink coverage","Premium brass construction with chrome-plated finish","Smooth lever handles with ergonomic grip","Easy countertop installation for modern settings"],"productSpecifications":{"brand":"Extro","productType":"Pillar Cock with Swinging Spout (Dual Handle)","material":"Brass","finish":"Chrome Plated","mountingType":"Deck Mounted","spoutType":"High-Rise Swivel Spout (360° Rotation)","handleType":"Dual Lever","inletConnection":"15mm (½”) BSP","waterFlow":"Mixed Hot and Cold","application":["Kitchen Sink","Countertop Basin"],"warranty":"5 Years Manufacturer Warranty"}}</text:p>
          </table:table-cell>
          <table:table-cell table:style-name="ce8" office:value-type="string" calcext:value-type="string">
            <text:p>Waterfall</text:p>
          </table:table-cell>
          <table:table-cell table:style-name="ce8" office:value-type="string" calcext:value-type="string">
            <text:p>Centre Hole Basin Mixture</text:p>
          </table:table-cell>
          <table:table-cell table:style-name="ce8" office:value-type="float" office:value="2350" calcext:value-type="float">
            <text:p>235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0WF</text:p>
          </table:table-cell>
          <table:table-cell table:style-name="ce2" office:value-type="string" calcext:value-type="string">
            <text:p>"Extro Wall Mounted Sink Mixer"</text:p>
          </table:table-cell>
          <table:table-cell table:style-name="ce6" office:value-type="string" calcext:value-type="string">
            <text:p>{"description":"This Extro wall-mounted sink mixer combines dual-handle precision with a 360° swivel spout, ideal for kitchen or utility sinks that require hot and cold water control.","keyFeatures":["Dual-handle operation for hot and cold water control","Chrome-plated brass construction for durability and shine","360° swivel spout for maximum sink coverage","Wall-mounted design saves counter space","Aerator for smooth, splash-free water flow"],"productSpecifications":{"brand":"Extro","productType":"Wall Mounted Sink Mixer","material":"Brass","finish":"Chrome Plated","mountingType":"Wall Mount","spoutType":"High-Rise Swivel Spout (360° Rotation)","handleType":"Dual Lever","inletConnection":"15mm (½”) BSP","waterFlow":"Mixed Hot and Cold","application":["Kitchen","Utility Sink"],"warranty":"5 Years Manufacturer Warranty"}}</text:p>
          </table:table-cell>
          <table:table-cell table:style-name="ce8" office:value-type="string" calcext:value-type="string">
            <text:p>Waterfall</text:p>
          </table:table-cell>
          <table:table-cell table:style-name="ce8" office:value-type="string" calcext:value-type="string">
            <text:p>Sink Mixture</text:p>
          </table:table-cell>
          <table:table-cell table:style-name="ce8" office:value-type="float" office:value="2450" calcext:value-type="float">
            <text:p>245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1WF</text:p>
          </table:table-cell>
          <table:table-cell table:style-name="ce2" office:value-type="string" calcext:value-type="string">
            <text:p>"Extro Wall Mixer with Overhead Shower Bend"</text:p>
          </table:table-cell>
          <table:table-cell table:style-name="ce6" office:value-type="string" calcext:value-type="string">
            <text:p>{"description":"A stylish wall-mounted wall mixer tap with an overhead bend pipe, designed for simultaneous or separate hot and cold water flow for shower and bath outlets.","keyFeatures":["Dual-control levers for hot and cold water mixing","Long overhead bend pipe for convenient shower connection","Integrated diverter for switching between spout and shower","Chrome-plated brass body for durability and rust resistance","Ideal for bathrooms with exposed plumbing setups"],"productSpecifications":{"brand":"Extro","productType":"Wall Mixer with L-Bend (Shower Connection)","material":"Brass","finish":"Chrome Plated","installationType":"Wall Mounted","handleType":"Dual Lever","connectionType":"15mm (½”) BSP inlet","outletType":"Dual outlet – spout and overhead shower","control":"Diverter knob to alternate flow between shower and spout","application":["Bathroom shower","Tub filler"],"warranty":"5 Years Manufacturer Warranty"}}</text:p>
          </table:table-cell>
          <table:table-cell table:style-name="ce8" office:value-type="string" calcext:value-type="string">
            <text:p>Waterfall</text:p>
          </table:table-cell>
          <table:table-cell table:style-name="ce8" office:value-type="string" calcext:value-type="string">
            <text:p>Wall Mixture</text:p>
          </table:table-cell>
          <table:table-cell table:style-name="ce8" office:value-type="float" office:value="4000" calcext:value-type="float">
            <text:p>400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2WF</text:p>
          </table:table-cell>
          <table:table-cell table:style-name="ce2" office:value-type="string" calcext:value-type="string">
            <text:p>"Extro Wall Mixer with Crutch &amp; Overhead Bend"</text:p>
          </table:table-cell>
          <table:table-cell table:style-name="ce6" office:value-type="string" calcext:value-type="string">
            <text:p>{"description":"Premium wall-mounted mixer faucet designed with a crutch handle and overhead L-bend for efficient switching between shower and tub functions, ideal for modern bathrooms.","keyFeatures":["Dual lever operation for hot &amp; cold water control","Crutch-style knob for smooth diverter switching","Overhead bend pipe for direct shower attachment","Chrome-plated brass for long-term durability","Sleek modern design suits contemporary bathroom decor"],"productSpecifications":{"brand":"Extro","productType":"Wall Mixer with Crutch &amp; Overhead Bend","material":"Brass","finish":"Chrome Plated","mountingType":"Wall Mounted","handleType":"Crutch Knob and Lever","connectionSize":"15mm BSP","outletType":"Overhead Shower and Spout","operation":"Diverter for switching water flow","application":["Bathroom shower setup"],"warranty":"5 Years Manufacturer Warranty"}}</text:p>
          </table:table-cell>
          <table:table-cell table:style-name="ce8" office:value-type="string" calcext:value-type="string">
            <text:p>Waterfall</text:p>
          </table:table-cell>
          <table:table-cell table:style-name="ce8" office:value-type="string" calcext:value-type="string">
            <text:p>Wall mixture with Shower</text:p>
          </table:table-cell>
          <table:table-cell table:style-name="ce8" office:value-type="float" office:value="4400" calcext:value-type="float">
            <text:p>440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Wall mixture 3/4"</text:p>
          </table:table-cell>
          <table:table-cell table:style-name="ce8"/>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Wall mixture 3/4" (3-1)</text:p>
          </table:table-cell>
          <table:table-cell table:style-name="ce8"/>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13WF</text:p>
          </table:table-cell>
          <table:table-cell table:style-name="ce2" office:value-type="string" calcext:value-type="string">
            <text:p>"Extro Concealed Stop Cock"</text:p>
          </table:table-cell>
          <table:table-cell table:style-name="ce6" office:value-type="string" calcext:value-type="string">
            <text:p>{"description":"Concealed stop cock designed for flush-wall installation, providing discreet water control with a sleek, minimalist design suitable for modern bathroom setups.","keyFeatures":["Flush wall-mounted design for hidden installation","Quarter-turn ceramic disc valve for smooth operation","Brass construction with chrome plating for longevity","Compatible with concealed plumbing systems","Compact size for easy fitting behind walls"],"productSpecifications":{"brand":"Extro","productType":"Concealed Stop Cock","material":"Brass","finish":"Chrome Plated","installation":"Concealed Wall Mounted","operation":"Quarter Turn Ceramic Disc Valve","inletSize":"15mm BSP","application":["Bathroom concealed plumbing"],"warranty":"5 Years Manufacturer Warranty"}}</text:p>
          </table:table-cell>
          <table:table-cell table:style-name="ce8" office:value-type="string" calcext:value-type="string">
            <text:p>Waterfall</text:p>
          </table:table-cell>
          <table:table-cell table:style-name="ce8" office:value-type="string" calcext:value-type="string">
            <text:p>Concealed 1/2"</text:p>
          </table:table-cell>
          <table:table-cell table:style-name="ce8" office:value-type="float" office:value="1100" calcext:value-type="float">
            <text:p>110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8" office:value-type="string" calcext:value-type="string">
            <text:p>Waterfall</text:p>
          </table:table-cell>
          <table:table-cell table:style-name="ce8" office:value-type="string" calcext:value-type="string">
            <text:p>Concealed 3/4"</text:p>
          </table:table-cell>
          <table:table-cell table:style-name="ce8" office:value-type="float" office:value="1400" calcext:value-type="float">
            <text:p>140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office:value-type="string" calcext:value-type="string">
            <text:p>"Extro Fusion Bib Cock – Quarter Turn Faucet"</text:p>
          </table:table-cell>
          <table:table-cell table:style-name="ce6" office:value-type="string" calcext:value-type="string">
            <text:p>{"description":"Extro Fusion series quarter-turn bib cock combining durability and sleek design with smooth flow control, ideal for versatile utility and bathroom applications.","keyFeatures":["Quarter turn ceramic cartridge for leak-free operation","Ergonomic handle design for easy grip","Robust brass body with chrome plating","Compact size suitable for multiple applications","Smooth flow with stream output"],"productSpecifications":{"brand":"Extro Fusion","productType":"Bib Cock - Quarter Turn Faucet","material":"Brass","finish":"Chrome Plated","handleType":"Quarter Turn Lever","mountingType":"Wall Mounted","inletConnection":"15mm BSP","flowType":"Stream Flow","application":["Utility","Bathroom"],"warranty":"5 Years Manufacturer Warranty"}}</text:p>
          </table:table-cell>
          <table:table-cell table:style-name="ce2" office:value-type="string" calcext:value-type="string">
            <text:p>Fusion</text:p>
          </table:table-cell>
          <table:table-cell table:style-name="ce8" office:value-type="string" calcext:value-type="string">
            <text:p>Short Body</text:p>
          </table:table-cell>
          <table:table-cell table:style-name="ce2" office:value-type="float" office:value="695" calcext:value-type="float">
            <text:p>695</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2FU</text:p>
          </table:table-cell>
          <table:table-cell table:style-name="ce2" office:value-type="string" calcext:value-type="string">
            <text:p>"Extro Fusion Bib Cock – Long Body"</text:p>
          </table:table-cell>
          <table:table-cell table:style-name="ce6" office:value-type="string" calcext:value-type="string">
            <text:p>{"description":"Long body bib cock from Extro Fusion series designed for enhanced reach and ease of use, featuring quarter-turn ceramic cartridge for smooth and reliable operation.","keyFeatures":["Extended body for better usability and reach","Chrome-plated brass construction for durability","Quarter-turn ceramic cartridge ensures leak-proof flow","Modern ergonomic lever handle","Ideal for bathroom and utility use"],"productSpecifications":{"brand":"Extro Fusion","productType":"Long Body Bib Cock","material":"Brass","finish":"Chrome Plated","handleType":"Quarter Turn Lever","mountingType":"Wall Mounted","inletConnection":"15mm BSP","flowType":"Stream","application":["Bathroom","Utility"],"warranty":"5 Years Manufacturer Warranty"}}</text:p>
          </table:table-cell>
          <table:table-cell table:style-name="ce2" office:value-type="string" calcext:value-type="string">
            <text:p>Fusion</text:p>
          </table:table-cell>
          <table:table-cell table:style-name="ce8" office:value-type="string" calcext:value-type="string">
            <text:p>Long Body</text:p>
          </table:table-cell>
          <table:table-cell table:style-name="ce2" office:value-type="float" office:value="795" calcext:value-type="float">
            <text:p>795</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3FU</text:p>
          </table:table-cell>
          <table:table-cell table:style-name="ce2" office:value-type="string" calcext:value-type="string">
            <text:p>"Extro Fusion Angular Stop Cock"</text:p>
          </table:table-cell>
          <table:table-cell table:style-name="ce6" office:value-type="string" calcext:value-type="string">
            <text:p>{"description":"Angular stop cock from Extro Fusion series with a compact design and quarter-turn operation, perfect for water isolation and control in residential and commercial plumbing.","keyFeatures":["Compact angular design saves space","Quarter-turn ceramic cartridge for smooth operation","Chrome-plated brass body with high corrosion resistance","Easy installation with included flange","Suitable for geyser, washing machine, and basin connections"],"productSpecifications":{"brand":"Extro Fusion","productType":"Angular Stop Cock","material":"Brass","finish":"Chrome Plated","handleType":"Quarter Turn Lever","mountingType":"Wall Mounted","inletConnection":"15mm BSP","flowType":"Stream Flow","application":["Bathroom","Utility","Appliance Connection"],"warranty":"5 Years Manufacturer Warranty"}}</text:p>
          </table:table-cell>
          <table:table-cell table:style-name="ce2" office:value-type="string" calcext:value-type="string">
            <text:p>Fusion</text:p>
          </table:table-cell>
          <table:table-cell table:style-name="ce8" office:value-type="string" calcext:value-type="string">
            <text:p>Angle Cock</text:p>
          </table:table-cell>
          <table:table-cell table:style-name="ce2" office:value-type="float" office:value="440" calcext:value-type="float">
            <text:p>44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Pillar Cock</text:p>
          </table:table-cell>
          <table:table-cell table:style-name="ce2" office:value-type="float" office:value="1050" calcext:value-type="float">
            <text:p>105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2-1 Bib Cock</text:p>
          </table:table-cell>
          <table:table-cell table:style-name="ce2" office:value-type="float" office:value="1275" calcext:value-type="float">
            <text:p>1275</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2-1 Angle Cock</text:p>
          </table:table-cell>
          <table:table-cell table:style-name="ce2" office:value-type="float" office:value="1200" calcext:value-type="float">
            <text:p>12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ink Cock</text:p>
          </table:table-cell>
          <table:table-cell table:style-name="ce2" office:value-type="float" office:value="1400" calcext:value-type="float">
            <text:p>140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wan Neck</text:p>
          </table:table-cell>
          <table:table-cell table:style-name="ce2" office:value-type="float" office:value="1450" calcext:value-type="float">
            <text:p>145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entre Hole Basin Mixture</text:p>
          </table:table-cell>
          <table:table-cell table:style-name="ce2" office:value-type="float" office:value="2350" calcext:value-type="float">
            <text:p>235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Sink Mixture</text:p>
          </table:table-cell>
          <table:table-cell table:style-name="ce2" office:value-type="float" office:value="2450" calcext:value-type="float">
            <text:p>245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text:p>
          </table:table-cell>
          <table:table-cell table:style-name="ce2" office:value-type="float" office:value="4000" calcext:value-type="float">
            <text:p>400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with Shower</text:p>
          </table:table-cell>
          <table:table-cell table:style-name="ce2" office:value-type="float" office:value="4400" calcext:value-type="float">
            <text:p>44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3/4"</text:p>
          </table:table-cell>
          <table:table-cell table:style-name="ce2" table:number-columns-repeated="3"/>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Wall mixture 3/4" (3-1)</text:p>
          </table:table-cell>
          <table:table-cell table:style-name="ce2" table:number-columns-repeated="3"/>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oncealed 1/2"</text:p>
          </table:table-cell>
          <table:table-cell table:style-name="ce2" office:value-type="float" office:value="1100" calcext:value-type="float">
            <text:p>110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3101FU</text:p>
          </table:table-cell>
          <table:table-cell table:style-name="ce2"/>
          <table:table-cell table:style-name="ce6"/>
          <table:table-cell table:style-name="ce2" office:value-type="string" calcext:value-type="string">
            <text:p>Fusion</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hort Body</text:p>
          </table:table-cell>
          <table:table-cell table:style-name="ce2" office:value-type="float" office:value="640" calcext:value-type="float">
            <text:p>64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Long Body</text:p>
          </table:table-cell>
          <table:table-cell table:style-name="ce2" office:value-type="float" office:value="710" calcext:value-type="float">
            <text:p>71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Angle Cock</text:p>
          </table:table-cell>
          <table:table-cell table:style-name="ce2" office:value-type="float" office:value="440" calcext:value-type="float">
            <text:p>44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Pillar Cock</text:p>
          </table:table-cell>
          <table:table-cell table:style-name="ce2" office:value-type="float" office:value="1050" calcext:value-type="float">
            <text:p>105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2-1 Bib Cock</text:p>
          </table:table-cell>
          <table:table-cell table:style-name="ce2" office:value-type="float" office:value="1275" calcext:value-type="float">
            <text:p>1275</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2-1 Angle Cock</text:p>
          </table:table-cell>
          <table:table-cell table:style-name="ce2" office:value-type="float" office:value="1200" calcext:value-type="float">
            <text:p>120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ink Cock</text:p>
          </table:table-cell>
          <table:table-cell table:style-name="ce2" office:value-type="float" office:value="1400" calcext:value-type="float">
            <text:p>140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wan Neck</text:p>
          </table:table-cell>
          <table:table-cell table:style-name="ce2" office:value-type="float" office:value="1450" calcext:value-type="float">
            <text:p>145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entre Hole Basin Mixture</text:p>
          </table:table-cell>
          <table:table-cell table:style-name="ce2" office:value-type="float" office:value="2350" calcext:value-type="float">
            <text:p>235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Sink Mixture</text:p>
          </table:table-cell>
          <table:table-cell table:style-name="ce2" office:value-type="float" office:value="2450" calcext:value-type="float">
            <text:p>245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text:p>
          </table:table-cell>
          <table:table-cell table:style-name="ce2" office:value-type="float" office:value="4000" calcext:value-type="float">
            <text:p>40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with Shower</text:p>
          </table:table-cell>
          <table:table-cell table:style-name="ce2" office:value-type="float" office:value="4400" calcext:value-type="float">
            <text:p>440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3/4"</text:p>
          </table:table-cell>
          <table:table-cell table:style-name="ce2" table:number-columns-repeated="3"/>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Wall mixture 3/4" (3-1)</text:p>
          </table:table-cell>
          <table:table-cell table:style-name="ce2" table:number-columns-repeated="3"/>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oncealed 1/2"</text:p>
          </table:table-cell>
          <table:table-cell table:style-name="ce2" office:value-type="float" office:value="1100" calcext:value-type="float">
            <text:p>110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8101WV</text:p>
          </table:table-cell>
          <table:table-cell table:style-name="ce2"/>
          <table:table-cell table:style-name="ce6"/>
          <table:table-cell table:style-name="ce8" office:value-type="string" calcext:value-type="string">
            <text:p>Wave</text:p>
          </table:table-cell>
          <table:table-cell table:style-name="ce8" office:value-type="string" calcext:value-type="string">
            <text:p>Concealed 3/4"</text:p>
          </table:table-cell>
          <table:table-cell table:style-name="ce2" office:value-type="float" office:value="1400" calcext:value-type="float">
            <text:p>140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3" office:value-type="string" calcext:value-type="string">
            <text:p>"Extro Bib Cock – Angular Handle"</text:p>
          </table:table-cell>
          <table:table-cell table:style-name="ce3" office:value-type="string" calcext:value-type="string">
            <text:p>{"description": "Compact and durable wall-mounted bib cock with angular lever handle, designed for smooth water flow control in residential and commercial bathrooms or utility spaces.","keyFeatures": ["Angular handle for easy grip and control","Compact wall-mounted design saves space","Chrome finish offers corrosion resistance","Brass body ensures long-lasting durability","Quarter-turn ceramic disc for smooth operation"],"productSpecifications": {"brand": "Extro","productType": "Bib Cock","mountingType": "Wall Mounted","handleType": "Angular Lever","material": "Pure Brass","SpoutType": "Straight Flow","OperatingMechanism": "Quarter Turn Ceramic Cartridge","color": "Silver","inletSize": "15mm BSP","finish": "Chrome Plated (CP)","application": "Bathroom / Utility Wash Areas","Warranty": "5 Years Manufacturer Warranty"}}</text:p>
          </table:table-cell>
          <table:table-cell table:style-name="ce2" office:value-type="string" calcext:value-type="string">
            <text:p>Vignate</text:p>
          </table:table-cell>
          <table:table-cell table:style-name="ce8" office:value-type="string" calcext:value-type="string">
            <text:p>Short Body</text:p>
          </table:table-cell>
          <table:table-cell table:style-name="ce8" office:value-type="float" office:value="530" calcext:value-type="float">
            <text:p>53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2Vi</text:p>
          </table:table-cell>
          <table:table-cell table:style-name="ce3" office:value-type="string" calcext:value-type="string">
            <text:p>"Extro Long Body Bib Cock – Angular Handle "</text:p>
          </table:table-cell>
          <table:table-cell table:style-name="ce3" office:value-type="string" calcext:value-type="string">
            <text:p>{"description": "Sleek and functional long body bib cock with ergonomic angular handle, ideal for versatile wall-mounted applications in kitchens, bathrooms, or utility areas with extended reach.","keyFeatures": ["Extended spout for easy water access","Stylish angular handle with ergonomic control","Chrome plated finish for modern aesthetics","Solid brass construction ensures longevity","Smooth quarter-turn ceramic operation"],"productSpecifications": {"brand": "Extro","productType": "Long Body Bib Cock","mountingType": "Wall Mounted","handleType": "Angular Lever","material": "Pure Brass","SpoutType": "Extended Reach","OperatingMechanism": "Quarter Turn Ceramic Cartridge","color": "Silver","inletSize": "15mm BSP","finish": "Chrome Plated (CP)","application": "Bathroom / Kitchen / Utility Use","Warranty": "5 Years Manufacturer Warranty"}}</text:p>
          </table:table-cell>
          <table:table-cell table:style-name="ce2" office:value-type="string" calcext:value-type="string">
            <text:p>Vignate</text:p>
          </table:table-cell>
          <table:table-cell table:style-name="ce8" office:value-type="string" calcext:value-type="string">
            <text:p>Long Body</text:p>
          </table:table-cell>
          <table:table-cell table:style-name="ce8" office:value-type="float" office:value="620" calcext:value-type="float">
            <text:p>62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3Vi</text:p>
          </table:table-cell>
          <table:table-cell table:style-name="ce3" office:value-type="string" calcext:value-type="string">
            <text:p>"Extro Angular Stop Cock – Angular Handle "</text:p>
          </table:table-cell>
          <table:table-cell table:style-name="ce3" office:value-type="string" calcext:value-type="string">
            <text:p>{"description": "Compact and sturdy angular stop cock featuring a modern angular lever handle, perfect for regulating water flow to health faucets, geysers, and washing machines.","keyFeatures": ["Angular handle for easy grip and control","Compact wall-mounted design saves space","Sturdy brass construction for long life","Smooth chrome finish resists corrosion","Reliable quarter-turn ceramic cartridge"],"productSpecifications": {"brand": "Extro","productType": "Angular Stop Cock","mountingType": "Wall Mounted","handleType": "Angular Lever","material": "Pure Brass","OperatingMechanism": "Quarter Turn Ceramic Cartridge","color": "Silver","inletSize": "15mm BSP","finish": "Chrome Plated (CP)","Outlet Type": "Threaded for Attachments","application": "Geysers, Washing Machines, Health Faucets","Warranty": "5 Years Manufacturer Warranty"}}</text:p>
          </table:table-cell>
          <table:table-cell table:style-name="ce2" office:value-type="string" calcext:value-type="string">
            <text:p>Vignate</text:p>
          </table:table-cell>
          <table:table-cell table:style-name="ce8" office:value-type="string" calcext:value-type="string">
            <text:p>Angle Cock</text:p>
          </table:table-cell>
          <table:table-cell table:style-name="ce8" office:value-type="float" office:value="400" calcext:value-type="float">
            <text:p>40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4Vi</text:p>
          </table:table-cell>
          <table:table-cell table:style-name="ce3" office:value-type="string" calcext:value-type="string">
            <text:p>"Extro Pillar Cock – Angular Handle "</text:p>
          </table:table-cell>
          <table:table-cell table:style-name="ce3" office:value-type="string" calcext:value-type="string">
            <text:p>{"description": "Modern pillar cock with ergonomic angular lever handle, designed for easy countertop installation, offering smooth water flow and refined aesthetics for wash basins and sinks.","keyFeatures": ["Sleek table-mounted pillar design","Ergonomic angular handle for control","Solid brass build for long-term reliability","Premium chrome finish resists rust","Smooth quarter-turn ceramic cartridge"],"productSpecifications": {"brand": "Extro","productType": "Pillar Cock","mountingType": "Table Mounted","handleType": "Angular Lever","material": "Pure Brass","OperatingMechanism": "Quarter Turn Ceramic Cartridge","color": "Silver","inletSize": "15mm BSP","finish": "Chrome Plated (CP)","application": "Wash Basins, Countertop Sinks","Warranty": "5 Years Manufacturer Warranty"}}</text:p>
          </table:table-cell>
          <table:table-cell table:style-name="ce2" office:value-type="string" calcext:value-type="string">
            <text:p>Vignate</text:p>
          </table:table-cell>
          <table:table-cell table:style-name="ce8" office:value-type="string" calcext:value-type="string">
            <text:p>Pillar Cock</text:p>
          </table:table-cell>
          <table:table-cell table:style-name="ce8" office:value-type="float" office:value="850" calcext:value-type="float">
            <text:p>85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2-1 Bib Cock</text:p>
          </table:table-cell>
          <table:table-cell table:style-name="ce8" office:value-type="float" office:value="1150" calcext:value-type="float">
            <text:p>115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2-1 Angle Cock</text:p>
          </table:table-cell>
          <table:table-cell table:style-name="ce8" office:value-type="float" office:value="1090" calcext:value-type="float">
            <text:p>109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ink Cock</text:p>
          </table:table-cell>
          <table:table-cell table:style-name="ce8" office:value-type="float" office:value="1100" calcext:value-type="float">
            <text:p>110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wan Neck</text:p>
          </table:table-cell>
          <table:table-cell table:style-name="ce8" office:value-type="float" office:value="1150" calcext:value-type="float">
            <text:p>115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entre Hole Basin Mixture</text:p>
          </table:table-cell>
          <table:table-cell table:style-name="ce8" office:value-type="float" office:value="2100" calcext:value-type="float">
            <text:p>210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Sink Mixture</text:p>
          </table:table-cell>
          <table:table-cell table:style-name="ce8" office:value-type="float" office:value="2180" calcext:value-type="float">
            <text:p>218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text:p>
          </table:table-cell>
          <table:table-cell table:style-name="ce8" office:value-type="float" office:value="3200" calcext:value-type="float">
            <text:p>320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with Shower</text:p>
          </table:table-cell>
          <table:table-cell table:style-name="ce8"/>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3/4"</text:p>
          </table:table-cell>
          <table:table-cell table:style-name="ce8"/>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Wall mixture 3/4" (3-1)</text:p>
          </table:table-cell>
          <table:table-cell table:style-name="ce8"/>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oncealed 1/2"</text:p>
          </table:table-cell>
          <table:table-cell table:style-name="ce8" office:value-type="float" office:value="950" calcext:value-type="float">
            <text:p>95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1101Vi</text:p>
          </table:table-cell>
          <table:table-cell table:style-name="ce2"/>
          <table:table-cell table:style-name="ce6"/>
          <table:table-cell table:style-name="ce2" office:value-type="string" calcext:value-type="string">
            <text:p>Vignate</text:p>
          </table:table-cell>
          <table:table-cell table:style-name="ce8" office:value-type="string" calcext:value-type="string">
            <text:p>Concealed 3/4"</text:p>
          </table:table-cell>
          <table:table-cell table:style-name="ce8" office:value-type="float" office:value="1400" calcext:value-type="float">
            <text:p>140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3" office:value-type="string" calcext:value-type="string">
            <text:p>"Extro Brass Chrome-Plated Bib Cock with Lever Handle"</text:p>
          </table:table-cell>
          <table:table-cell table:style-name="ce3" office:value-type="string" calcext:value-type="string">
            <text:p>{"description": "The Extro Bib Cock offers a sophisticated blend of utility and style with its corrosion-resistant chrome-plated brass body and ergonomic lever handle, ideal for modern bathrooms, wash areas, and utility setups.","keyFeatures": ["Premium chrome finish for long-lasting shine and corrosion resistance","Single-lever handle ensures smooth and easy operation","Made from high-quality brass for superior strength and durability","Wall-mounted with sturdy flange support for hassle-free installation","Compact design suitable for tight spaces and minimalist interiors"],"productSpecifications": {"brand": "Extro","productType": "Brass Chrome-Plated Bib Cock","mountingType": "Wall Mounted","handleType": "Single Lever Quarter Turn","material": "Solid Brass","color": "Silver","size": "½ inch BSP thread (British Standard Pipe)","finish": "Chrome-Plated","InletSize": "½ inch BSP Thread","application": "Bib Cock for Wash Basin, Garden Tap, Utility Areas","Features": "Mirror Polish, Rust-Proof, Heavy-Duty Body, Sleek Handle Design"}}</text:p>
          </table:table-cell>
          <table:table-cell table:style-name="ce2" office:value-type="string" calcext:value-type="string">
            <text:p>Pro</text:p>
          </table:table-cell>
          <table:table-cell table:style-name="ce8" office:value-type="string" calcext:value-type="string">
            <text:p>Short Body</text:p>
          </table:table-cell>
          <table:table-cell table:style-name="ce8" office:value-type="float" office:value="500" calcext:value-type="float">
            <text:p>500</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2PR</text:p>
          </table:table-cell>
          <table:table-cell table:style-name="ce4"/>
          <table:table-cell table:style-name="ce6"/>
          <table:table-cell table:style-name="ce2" office:value-type="string" calcext:value-type="string">
            <text:p>Pro</text:p>
          </table:table-cell>
          <table:table-cell table:style-name="ce8" office:value-type="string" calcext:value-type="string">
            <text:p>Long Body</text:p>
          </table:table-cell>
          <table:table-cell table:style-name="ce8" office:value-type="float" office:value="580" calcext:value-type="float">
            <text:p>58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3 PR</text:p>
          </table:table-cell>
          <table:table-cell table:style-name="ce5" office:value-type="string" calcext:value-type="string">
            <text:p>"Extro Brass Chrome-Plated Angular Stop Cock with Lever Handle"</text:p>
          </table:table-cell>
          <table:table-cell table:style-name="ce3" office:value-type="string" calcext:value-type="string">
            <text:p>{"description": "The Extro Angular Stop Cock is a premium wall-mounted valve fixture, ideal for controlling water flow in bathroom or kitchen plumbing systems. Its sleek chrome-plated finish and ergonomic lever design make it both functional and aesthetically appealing.","keyFeatures": ["High-quality brass body ensures long-lasting durability","Chrome-plated finish resists corrosion and tarnishing","Ergonomic lever handle for smooth and easy water control","Angular design saves space and supports directional water flow","Integrated wall flange provides a clean and secure fit"],"productSpecifications": {"brand": "Extro","productType": "Brass Chrome-Plated Bib Cock","mountingType": "Wall Mounted","handleType": "Single Lever Quarter Turn","material": "Solid Brass","color": "Silver","size": "½ inch BSP thread (British Standard Pipe)","finish": "Chrome-Plated","application": "Ideal for geysers, wash basins, flush tanks, kitchen sinks","Features": "Compact Design, Rust-Free, Leak-Proof, Mirror Polish"}}</text:p>
          </table:table-cell>
          <table:table-cell table:style-name="ce2" office:value-type="string" calcext:value-type="string">
            <text:p>Pro</text:p>
          </table:table-cell>
          <table:table-cell table:style-name="ce8" office:value-type="string" calcext:value-type="string">
            <text:p>Angle Cock</text:p>
          </table:table-cell>
          <table:table-cell table:style-name="ce8" office:value-type="float" office:value="400" calcext:value-type="float">
            <text:p>4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4PR</text:p>
          </table:table-cell>
          <table:table-cell table:style-name="ce3" office:value-type="string" calcext:value-type="string">
            <text:p>"Extro Table Mount Pillar Tap with Lever Handle"</text:p>
          </table:table-cell>
          <table:table-cell table:style-name="ce3" office:value-type="string" calcext:value-type="string">
            <text:p>{"description": "The Extro Table Mount Pillar Tap offers a modern and efficient water dispensing solution, perfect for kitchen or washbasin setups. It features a smooth, ergonomic lever handle for easy operation, and a polished chrome finish that enhances the aesthetics of any space.","keyFeatures": ["Chrome-plated finish for a sleek and corrosion-resistant surface","Easy-to-use single lever handle for precise flow control","Durable brass body ensures long-term usage","Modern, compact design suitable for table-top basins or sinks","Easy installation with standard threaded connection"],"productSpecifications": {"brand": "Extro","productType": "Pillar Cock","mountingType": "Table Mount (Deck Mount)","handleType": "Single Lever Quarter Turn","material": "Brass (Body), Chrome Finish","Spout Type": "Straight, Downward Facing","color": "Silver","threadSize": "15mm BSP","finish": "Polished Chrome","application": "Kitchen Sinks, Wash Basins","Features": "Leak-proof operation, Smooth turning mechanism, Anti-rust finish"}}</text:p>
          </table:table-cell>
          <table:table-cell table:style-name="ce2" office:value-type="string" calcext:value-type="string">
            <text:p>Pro</text:p>
          </table:table-cell>
          <table:table-cell table:style-name="ce8" office:value-type="string" calcext:value-type="string">
            <text:p>Pillar Cock</text:p>
          </table:table-cell>
          <table:table-cell table:style-name="ce8" office:value-type="float" office:value="850" calcext:value-type="float">
            <text:p>85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2-1 Bib Cock</text:p>
          </table:table-cell>
          <table:table-cell table:style-name="ce8" office:value-type="float" office:value="1150" calcext:value-type="float">
            <text:p>115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2-1 Angle Cock</text:p>
          </table:table-cell>
          <table:table-cell table:style-name="ce8" office:value-type="float" office:value="1090" calcext:value-type="float">
            <text:p>1090</text:p>
          </table:table-cell>
          <table:table-cell table:style-name="ce2" table:number-columns-repeated="2"/>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ink Cock</text:p>
          </table:table-cell>
          <table:table-cell table:style-name="ce8" office:value-type="float" office:value="1050" calcext:value-type="float">
            <text:p>105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wan Neck</text:p>
          </table:table-cell>
          <table:table-cell table:style-name="ce8" office:value-type="float" office:value="1100" calcext:value-type="float">
            <text:p>110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Centre Hole Basin Mixture</text:p>
          </table:table-cell>
          <table:table-cell table:style-name="ce8" office:value-type="float" office:value="2100" calcext:value-type="float">
            <text:p>21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Sink Mixture</text:p>
          </table:table-cell>
          <table:table-cell table:style-name="ce8" office:value-type="float" office:value="2180" calcext:value-type="float">
            <text:p>2180</text:p>
          </table:table-cell>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text:p>
          </table:table-cell>
          <table:table-cell table:style-name="ce8" office:value-type="float" office:value="3200" calcext:value-type="float">
            <text:p>3200</text:p>
          </table:table-cell>
          <table:table-cell table:style-name="ce2" table:number-columns-repeated="2"/>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with Shower</text:p>
          </table:table-cell>
          <table:table-cell table:style-name="ce8"/>
          <table:table-cell table:style-name="ce2" table:number-columns-repeated="2"/>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3/4"</text:p>
          </table:table-cell>
          <table:table-cell table:style-name="ce8"/>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Wall mixture 3/4" (3-1)</text:p>
          </table:table-cell>
          <table:table-cell table:style-name="ce8"/>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3PR</text:p>
          </table:table-cell>
          <table:table-cell table:style-name="ce2" office:value-type="string" calcext:value-type="string">
            <text:p>"Extro Concealed Brass Stop Valve with Lever Handle"</text:p>
          </table:table-cell>
          <table:table-cell table:style-name="ce6" office:value-type="string" calcext:value-type="string">
            <text:p>{"description":"The Extro Concealed Brass Stop Valve is a premium, high-durability plumbing control valve designed for embedded wall installations. Ideal for bathrooms and kitchens, it offers precise water flow regulation with a sleek chrome-plated handle for a contemporary look.","keyFeatures":["Solid brass body ensures superior strength and longevity","Sleek chrome-finished lever handle for easy operation","Concealed installation for a clean and elegant appearance","Corrosion-resistant materials suitable for hot and cold water","Leak-proof performance with smooth flow control"],"productSpecifications":{"brand":"Extro","productType":"Brass Chrome-Plated Bib Cock","mountingType":"Concealed (Wall Installation)","handleType":"Single Lever Quarter Turn","material":"Brass (Body), Chrome-Plated Zinc/Alloy (Handle)","color":"Silver and Brass","Connection Size:":"15mm (½ inch BSP Thread)","finish":"Chrome","application":" Bathrooms, Kitchens, Shower Panels","Features":"Rust-Free, High Pressure Resistant, Durable Internal Parts, Directional Flow Indicator"}}</text:p>
          </table:table-cell>
          <table:table-cell table:style-name="ce2" office:value-type="string" calcext:value-type="string">
            <text:p>Pro</text:p>
          </table:table-cell>
          <table:table-cell table:style-name="ce8" office:value-type="string" calcext:value-type="string">
            <text:p>Concealed Stop Cock</text:p>
          </table:table-cell>
          <table:table-cell table:style-name="ce8" office:value-type="float" office:value="900" calcext:value-type="float">
            <text:p>90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2101 PR</text:p>
          </table:table-cell>
          <table:table-cell table:style-name="ce2"/>
          <table:table-cell table:style-name="ce6"/>
          <table:table-cell table:style-name="ce2" office:value-type="string" calcext:value-type="string">
            <text:p>Pro</text:p>
          </table:table-cell>
          <table:table-cell table:style-name="ce8" office:value-type="string" calcext:value-type="string">
            <text:p>Concealed 3/4"</text:p>
          </table:table-cell>
          <table:table-cell table:style-name="ce8"/>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1CH</text:p>
          </table:table-cell>
          <table:table-cell table:style-name="ce2" office:value-type="string" calcext:value-type="string">
            <text:p>"Extro Ex7101CH Bib Cock"</text:p>
          </table:table-cell>
          <table:table-cell table:style-name="ce6" office:value-type="string" calcext:value-type="string">
            <text:p>{"description":"The Extro Ex7101CH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keyFeatures":["High-gloss chrome plating for a sleek, modern look","Corrosion-resistant and easy to clean","Ensures long life, leak resistance, and durability","Withstands daily usage and water pressure without wear","Neat and secure installation against the wall","Conceals pipe entry for a clean appearance","Smooth operation with a single lever","Built-in aerator to prevent splashing saves water while maintaining efficient flow"],"productSpecifications":{"brand":"Extro","productType":"Bib Cock","mountingType":"Wall Mounted","handleType":"Lever Handle (Quarter-Turn Operation)","material":"Brass (typically solid brass body)","OperatingMechanism":"Quarter Turn Ceramic Cartridge","color":"Silver","inletSize":"15mm (½ inch BSP – standard pipe size)","valveType":"Ceramic Disc Cartridge","operatingTemperature":"Cold and Moderate Hot Water","corrosionResistance":"Yes","rustResistance":"Yes","finish":"Chrome Plated (Mirror Gloss)","application":"Bathroom, Kitchen, Utility Area, Garden","warranty":"5 Years Manufacturer Warranty"}}</text:p>
          </table:table-cell>
          <table:table-cell table:style-name="ce2" office:value-type="string" calcext:value-type="string">
            <text:p>Choco</text:p>
          </table:table-cell>
          <table:table-cell table:style-name="ce8" office:value-type="string" calcext:value-type="string">
            <text:p>Short Body</text:p>
          </table:table-cell>
          <table:table-cell table:style-name="ce2" table:number-columns-repeated="3"/>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2CH</text:p>
          </table:table-cell>
          <table:table-cell table:style-name="ce2" office:value-type="string" calcext:value-type="string">
            <text:p>"Extro Long body Bib Cock"</text:p>
          </table:table-cell>
          <table:table-cell table:style-name="ce6" office:value-type="string" calcext:value-type="string">
            <text:p>{"description":"The Extro Long Body Bib Cock is a chrome‑finished wall‑mounted bib cock (also known as a bib tap), designed primarily for outdoor or utility use such as cleaning, washing, or gardening. It features a sturdy lever or quarter‑turn handle for easy operation, and includes a wall flange for neat and secure mounting.","keyFeatures":["High-gloss chrome plating for a sleek, modern look","Corrosion-resistant and easy to clean","Ensures long life, leak resistance, and durability","Withstands daily usage and water pressure without wear","Neat and secure installation against the wall","Conceals pipe entry for a clean appearance","Smooth operation with a single lever","Built-in aerator to prevent splashing saves water while maintaining efficient flow"],"productSpecifications":{"brand":"Extro","productType":"Long Body Bib Cock","mountingType":"Wall Mounted","handleType":"Lever Handle (Quarter-Turn Operation)","material":"Brass (typically solid brass body)","OperatingMechanism":"Quarter Turn Ceramic Cartridge","color":"Silver","inletSize":"15mm (½ inch BSP – standard pipe size)","valveType":"Ceramic Disc Cartridge","operatingTemperature":"Cold and Moderate Hot Water","corrosionResistance":"Yes","rustResistance":"Yes","finish":"Chrome Plated (Mirror Gloss)","application":"Bathroom, Kitchen, Utility Area, Garden","warranty":"5 Years Manufacturer Warranty"}}</text:p>
          </table:table-cell>
          <table:table-cell table:style-name="ce2" office:value-type="string" calcext:value-type="string">
            <text:p>Choco</text:p>
          </table:table-cell>
          <table:table-cell table:style-name="ce8" office:value-type="string" calcext:value-type="string">
            <text:p>Long Body</text:p>
          </table:table-cell>
          <table:table-cell table:style-name="ce2" table:number-columns-repeated="3"/>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3CH</text:p>
          </table:table-cell>
          <table:table-cell table:style-name="ce2"/>
          <table:table-cell table:style-name="ce6"/>
          <table:table-cell table:style-name="ce2" office:value-type="string" calcext:value-type="string">
            <text:p>Choco</text:p>
          </table:table-cell>
          <table:table-cell table:style-name="ce8" office:value-type="string" calcext:value-type="string">
            <text:p>Angle Cock</text:p>
          </table:table-cell>
          <table:table-cell table:style-name="ce2" table:number-columns-repeated="3"/>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4CH</text:p>
          </table:table-cell>
          <table:table-cell table:style-name="ce2"/>
          <table:table-cell table:style-name="ce6"/>
          <table:table-cell table:style-name="ce2" office:value-type="string" calcext:value-type="string">
            <text:p>Choco</text:p>
          </table:table-cell>
          <table:table-cell table:style-name="ce8" office:value-type="string" calcext:value-type="string">
            <text:p>Pillar Cock</text:p>
          </table:table-cell>
          <table:table-cell table:style-name="ce2" table:number-columns-repeated="3"/>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7105CH</text:p>
          </table:table-cell>
          <table:table-cell table:style-name="ce2" office:value-type="string" calcext:value-type="string">
            <text:p>"Extro 2-Way Bib Cock with Dual Control"</text:p>
          </table:table-cell>
          <table:table-cell table:style-name="ce6" office:value-type="string" calcext:value-type="string">
            <text:p>{"description":"The Extro 2-Way Bib Cock with Dual Control is a versatile wall-mounted faucet designed to manage two water outlets from a single point. Its dual-handle system allows independent control of both outlets—ideal for use with health faucets, washing machines, or garden hoses. Engineered from solid brass and finished in chrome, it ensures durability and sleek style in utility or bathroom settings.","keyFeatures":["Dual outlet operation for health faucet, washing machine, or garden hose","Independent control levers for both outlets","Premium chrome finish for long-lasting shine and corrosion resistance","Strong brass body ensures durability under high pressure","Includes wall flange for a clean and secure installation"],"productSpecifications":{"brand":"Extro","productType":"2-Way Bib Cock with Dual Control","mountingType":"Wall Mounted","handleType":"Dual Lever Control","material":"Brass (typically solid brass body)","OperatingMechanism":"Quarter Turn Ceramic Cartridge","color":"Silver","inletSize":"15mm (½ inch BSP – standard pipe size)","Outlet Type":"Two outlets – nozzle and front spout","valveType":"Ceramic Disc Cartridge","operatingTemperature":"Cold and Moderate Hot Water","corrosionResistance":"Yes","rustResistance":"Yes","finish":"Chrome Plated (Mirror Gloss)","application":"Washing machine, bidet spray, garden hose, utility tap","warranty":"5 Years Manufacturer Warranty"}}</text:p>
          </table:table-cell>
          <table:table-cell table:style-name="ce2" office:value-type="string" calcext:value-type="string">
            <text:p>Choco</text:p>
          </table:table-cell>
          <table:table-cell table:style-name="ce8" office:value-type="string" calcext:value-type="string">
            <text:p>2-1 Bib Cock</text:p>
          </table:table-cell>
          <table:table-cell table:style-name="ce2" table:number-columns-repeated="3"/>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2-1 Angle Cock</text:p>
          </table:table-cell>
          <table:table-cell table:style-name="ce2" table:number-columns-repeated="3"/>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ink Cock</text:p>
          </table:table-cell>
          <table:table-cell table:style-name="ce2" table:number-columns-repeated="3"/>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wan Neck</text:p>
          </table:table-cell>
          <table:table-cell table:style-name="ce2" table:number-columns-repeated="3"/>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entre Hole Basin Mixture</text:p>
          </table:table-cell>
          <table:table-cell table:style-name="ce2" table:number-columns-repeated="3"/>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Sink Mixture</text:p>
          </table:table-cell>
          <table:table-cell table:style-name="ce2" table:number-columns-repeated="3"/>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text:p>
          </table:table-cell>
          <table:table-cell table:style-name="ce2" table:number-columns-repeated="3"/>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with Shower</text:p>
          </table:table-cell>
          <table:table-cell table:style-name="ce2" table:number-columns-repeated="3"/>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3/4"</text:p>
          </table:table-cell>
          <table:table-cell table:style-name="ce2" table:number-columns-repeated="3"/>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Wall mixture 3/4" (3-1)</text:p>
          </table:table-cell>
          <table:table-cell table:style-name="ce2" table:number-columns-repeated="3"/>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oncealed 1/2"</text:p>
          </table:table-cell>
          <table:table-cell table:style-name="ce2" table:number-columns-repeated="3"/>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table:number-columns-repeated="2"/>
          <table:table-cell table:style-name="ce6"/>
          <table:table-cell table:style-name="ce2" office:value-type="string" calcext:value-type="string">
            <text:p>Choco</text:p>
          </table:table-cell>
          <table:table-cell table:style-name="ce8" office:value-type="string" calcext:value-type="string">
            <text:p>Concealed 3/4"</text:p>
          </table:table-cell>
          <table:table-cell table:style-name="ce2" table:number-columns-repeated="3"/>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2"/>
          <table:table-cell table:style-name="ce2" office:value-type="float" office:value="5" calcext:value-type="float">
            <text:p>5</text:p>
          </table:table-cell>
          <table:table-cell table:style-name="ce2" table:number-columns-repeated="2"/>
          <table:table-cell table:style-name="ce4"/>
          <table:table-cell table:style-name="ce12" office:value-type="float" office:value="1" calcext:value-type="float">
            <text:p>1</text:p>
          </table:table-cell>
          <table:table-cell table:style-name="ce4" table:number-columns-repeated="9"/>
          <table:table-cell table:number-columns-repeated="998"/>
        </table:table-row>
        <table:table-row table:style-name="ro1">
          <table:table-cell table:style-name="ce2" office:value-type="string" calcext:value-type="string">
            <text:p>Ex03DI</text:p>
          </table:table-cell>
          <table:table-cell table:style-name="ce6" office:value-type="string" calcext:value-type="string">
            <text:p>"Extro Concealed Divertor Body for Single Lever 3-inlet"</text:p>
          </table:table-cell>
          <table:table-cell table:style-name="ce6" office:value-type="string" calcext:value-type="string">
            <text:p>{"description": "This Extro concealed diverter body is a premium-quality brass fitting designed for 3-inlet single lever mixers, offering efficient switching between shower, spout, or hand shower in a sleek, wall-concealed setup.","keyFeatures": ["3-inlet design for multi-outlet configurations","Heavy-duty brass construction ensures durability","Leak-proof ceramic cartridge for long-lasting performance","Compact body for concealed wall installation","Compatible with most designer trims and plates"],"productSpecifications": {"brand": "Extro","productType": "Divertor","mountingType": "Wall Concealed","handleType": "Single Lever","material": "High-Quality Brass","finish": "Chrome Plated (CP)","inletConnection": "15 mm BSP (Hot, Cold, Outlet)","flowType": "Stream Flow","cartridge": "Ceramic Disc Cartridge","application": "Suitable for shower systems with divertor functions","warranty": "Typically 5 Years(Verify with dealer)"}}</text:p>
          </table:table-cell>
          <table:table-cell table:style-name="ce2" office:value-type="string" calcext:value-type="string">
            <text:p>Divertor Body</text:p>
          </table:table-cell>
          <table:table-cell table:style-name="ce9" office:value-type="string" calcext:value-type="string" table:number-columns-spanned="2" table:number-rows-spanned="1">
            <text:p>Concealed Divertor Body (3-inlet)</text:p>
          </table:table-cell>
          <table:covered-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1DI</text:p>
          </table:table-cell>
          <table:table-cell table:style-name="ce6" office:value-type="string" calcext:value-type="string">
            <text:p>"Extro Concealed Divertor Body for Single Lever 2-inlet"</text:p>
          </table:table-cell>
          <table:table-cell table:style-name="ce6" office:value-type="string" calcext:value-type="string">
            <text:p>{"description": "This Extro concealed diverter body is designed for single lever mixers with 2 inlets, allowing seamless switching between two water outlets while keeping the plumbing concealed for a clean, modern bathroom design.","keyFeatures": ["2-inlet system for dual outlet control (spout/shower)","Durable solid brass body for long-term use","Smooth ceramic cartridge for effortless lever control","Space-saving concealed installation","Compatible with standard designer faceplates"],"productSpecifications": {"brand": "Extro","productType": "Divertor","mountingType": "Wall Concealed","handleType": "Single Lever","material": "High-Quality Brass","finish": "Chrome Plated (CP)","inletConnection": "15 mm BSP (Hot, Cold, Outlet)","flowType": "Stream Flow","cartridge": "Ceramic Disc Cartridge","application": "Ideal for modern bathrooms and compact setups","warranty": "Typically 5 Years Verify with dealer"}}</text:p>
          </table:table-cell>
          <table:table-cell table:style-name="ce2" office:value-type="string" calcext:value-type="string">
            <text:p>Divertor Body</text:p>
          </table:table-cell>
          <table:table-cell table:style-name="ce10" office:value-type="string" calcext:value-type="string">
            <text:p>Divertor high flow 40 mm</text:p>
          </table:table-cell>
          <table:table-cell table:style-name="ce2" office:value-type="float" office:value="3800" calcext:value-type="float">
            <text:p>380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2DI</text:p>
          </table:table-cell>
          <table:table-cell table:style-name="ce6" office:value-type="string" calcext:value-type="string">
            <text:p>"Extro Single Lever Concealed Divertor Body 3-Inlet"</text:p>
          </table:table-cell>
          <table:table-cell table:style-name="ce6" office:value-type="string" calcext:value-type="string">
            <text:p>{"description": "This Extro concealed diverter body is engineered for use with a single lever mixer, featuring 3 inlets (typically hot, cold, and shower head) to manage complex water routing in modern bathrooms with seamless wall integration.","keyFeatures": ["3-inlet design for enhanced water routing versatility","Sturdy brass body ensures corrosion resistance","Smooth-operating ceramic disc cartridge","Chrome-finished actuator for a premium look","Easy to install, compatible with standard faceplates"],"productSpecifications": {"brand": "Extro","productType": "Divertor","mountingType": "Wall Concealed","handleType": "Single Lever","material": "High-Quality Brass","finish": "Chrome Plated CP","inletConnection": "15 mm BSP Hot, Cold, SHW","flowType": "Stream Flow","cartridge": "Ceramic Disc Cartridge","application": "Suitable for overhead + hand shower or shower + tub setups","warranty": "5–10 Years manufacturer dependent"}}</text:p>
          </table:table-cell>
          <table:table-cell table:style-name="ce2" office:value-type="string" calcext:value-type="string">
            <text:p>Divertor Body</text:p>
          </table:table-cell>
          <table:table-cell table:style-name="ce10" office:value-type="string" calcext:value-type="string">
            <text:p>Divertor high flow 46 mm</text:p>
          </table:table-cell>
          <table:table-cell table:style-name="ce2" office:value-type="float" office:value="4250" calcext:value-type="float">
            <text:p>425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4DI</text:p>
          </table:table-cell>
          <table:table-cell table:style-name="ce6" office:value-type="string" calcext:value-type="string">
            <text:p>"Extro Single Lever Divertor Trim 2-Function"</text:p>
          </table:table-cell>
          <table:table-cell table:style-name="ce6" office:value-type="string" calcext:value-type="string">
            <text:p>{"description": "The Extro Single Lever Divertor Trim is a sleek, wall-mounted external control plate designed to pair with a concealed diverter body. It facilitates seamless switching between two water outlets such as a showerhead and hand shower, all while blending modern aesthetics and functional elegance.","keyFeatures": ["Sleek round chrome plate with minimalist lever design","Dual outlet operation for shower/tub or shower/hand shower","Smooth lever control with integrated hot/cold indicator","Premium-grade brass with durable chrome finish","Compatible with standard 2-function diverter bodies"],"productSpecifications": {"brand": "Extro","productType": "Divertor Trim","mountingType": "Wall-mounted (external trim)","handleType": "Single Lever","material": "Brass + Stainless Steel plate","finish": "Chrome Plated","inletConnection": "Designed to fit 2-way concealed diverter body","flowType": "Stream Flow","cartridge": "NA","application": "Bathroom shower/tub systems","warranty": "5 Years (may vary by supplier)"}}</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5DI</text:p>
          </table:table-cell>
          <table:table-cell table:style-name="ce6" office:value-type="string" calcext:value-type="string">
            <text:p>"Extro Single Lever Divertor Trim with Paddle Handle 2-Function"</text:p>
          </table:table-cell>
          <table:table-cell table:style-name="ce6" office:value-type="string" calcext:value-type="string">
            <text:p>{"description": "The Extro Single Lever Divertor Trim with Paddle Handle is a contemporary wall-mounted control unit that allows smooth switching between two water outlets. Designed with a broader ergonomic handle, this trim enhances grip and operation while maintaining modern bathroom aesthetics.","keyFeatures": ["Paddle-style lever for enhanced grip and user comfort","Dual outlet operation for versatile water flow control","Mirror-polished chrome finish for lasting shine","Clear hot/cold indicators for temperature safety","Compatible with standard 2-way concealed diverter bodies"],"productSpecifications": {"brand": "Extro","productType": "Divertor Trim","mountingType": "Wall-mounted (external trim)","handleType": "Flat paddle lever","material": "Brass body with Stainless Steel plate","finish": "Chrome Plated","inletConnection": "Controls two water outlets","flowType": "Stream Flow","cartridge": "NA","application": "Shower/Tub/Hand Shower System","warranty": "5 Years (subject to manufacturer policy)"}}</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06DI</text:p>
          </table:table-cell>
          <table:table-cell table:style-name="ce6" office:value-type="string" calcext:value-type="string">
            <text:p>"Extro Single Lever Divertor Trim with Square Paddle Handle 2-Function"</text:p>
          </table:table-cell>
          <table:table-cell table:style-name="ce6" office:value-type="string" calcext:value-type="string">
            <text:p>{"description": "The Extro Square Paddle Handle Divertor Trim is a modern and stylish wall-mounted control unit that effortlessly blends aesthetics with utility. Designed with a square contour and a smooth lever operation, it enables convenient switching between two water outlets in bathroom shower systems.","keyFeatures": ["Sleek square paddle handle for a bold, modern look","Chrome-plated finish resists corrosion and tarnish","Smooth lever movement ensures effortless operation","Dual outlet control compatible with 2-way systems","Hot and cold color indicators for added safety"],"productSpecifications": {"brand": "Extro","productType": "Divertor Trim","mountingType": "Wall-mounted (trim kit)","handleType": "Wide square paddle lever","material": "Brass trim with stainless steel faceplate","finish": "High-gloss Chrome Plated","inletConnection": "Controls two water outlets","flowType": "Stream Flow","compatibility": "Fits standard 35mm 2-way concealed bodies","application": "Shower or Bath Mixer Systems","warranty": "5 Years (subject to manufacturer policy)"}}</text:p>
          </table:table-cell>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Divertor Upper Part</text:p>
          </table:table-cell>
          <table:table-cell table:style-name="ce2" office:value-type="string" calcext:value-type="string">
            <text:p>Single Lever Concealed Diver</text:p>
          </table:table-cell>
          <table:table-cell table:style-name="ce2" table:number-columns-repeated="3"/>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4PRW</text:p>
          </table:table-cell>
          <table:table-cell table:style-name="ce2" office:value-type="string" calcext:value-type="string">
            <text:p>"Plastic Short Body Pillar Tap – Table Mounted (White)"</text:p>
          </table:table-cell>
          <table:table-cell table:style-name="ce6" office:value-type="string" calcext:value-type="string">
            <text:p>{"description":"A compact and practical short body pillar tap made from high-grade plastic, designed for tabletop mounting in basins and sinks. Its minimalist all-white finish and easy-to-operate lever make it a perfect fit for modern homes and commercial use.","keyFeatures":["Durable white polypropylene construction with glossy finish","Space-saving short body design suitable for compact areas","Smooth lever handle for easy water flow control","Corrosion-free, lightweight, and maintenance-friendly","Quick installation with threaded base and sealing washer"],"productSpecifications":{"brand":"Extro","productType":"Short Body Pillar Tap","mountingType":"Table Mounted (Deck Mount)","handleType":"Single Lever (Quarter Turn)","material":"Virgin Polypropylene Plastic","color":"White","size":"½ inch BSP thread (British Standard Pipe)","finish":"Glossy Surface Finish","application":"Ideal for basin, wash area, or kitchen","Accessories Included":"Sealing washer and lock nut"}}</text:p>
          </table:table-cell>
          <table:table-cell table:style-name="ce2" office:value-type="string" calcext:value-type="string">
            <text:p>Royal</text:p>
          </table:table-cell>
          <table:table-cell table:style-name="ce4" office:value-type="string" calcext:value-type="string">
            <text:p>Pillar Cock</text:p>
          </table:table-cell>
          <table:table-cell table:style-name="ce2" office:value-type="float" office:value="220" calcext:value-type="float">
            <text:p>220</text:p>
          </table:table-cell>
          <table:table-cell table:style-name="ce2" table:number-columns-repeated="2"/>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7PRW</text:p>
          </table:table-cell>
          <table:table-cell table:style-name="ce2" office:value-type="string" calcext:value-type="string">
            <text:p>"Plastic Swan Neck Tap – Wall Mounted (White)"</text:p>
          </table:table-cell>
          <table:table-cell table:style-name="ce6" office:value-type="string" calcext:value-type="string">
            <text:p>{"description":"A sleek, swan neck plastic wall-mounted tap, perfect for kitchen or washbasin use, offering high arc water flow, ease of operation, and a modern design in a white finish with chrome detailing.","keyFeatures":["Elegant swan neck design for easy container filling","Smooth quarter-turn lever operation","White body with chrome ring for a premium look","Wall-mounted for efficient space utilization","Durable plastic build, rust-proof and lightweight"],"productSpecifications":{"brand":"Extro","productType":"Swan Neck Tap","mountingType":"Wall Mounted","Spout Type":"High Arc Swan Neck","handleType":"Single Lever (Quarter Turn)","material":"High-grade Polypropylene Plastic","color":"White with Chrome Accents","size":"½ inch BSP thread (British Standard Pipe)","finish":"Glossy Surface Finish","application":"Kitchen sink, washbasin, utility areas"}}</text:p>
          </table:table-cell>
          <table:table-cell table:style-name="ce2" office:value-type="string" calcext:value-type="string">
            <text:p>Royal</text:p>
          </table:table-cell>
          <table:table-cell table:style-name="ce11" office:value-type="string" calcext:value-type="string">
            <text:p>Sink Cock</text:p>
          </table:table-cell>
          <table:table-cell table:style-name="ce2" office:value-type="float" office:value="280" calcext:value-type="float">
            <text:p>28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0108PRW</text:p>
          </table:table-cell>
          <table:table-cell table:style-name="ce2" office:value-type="string" calcext:value-type="string">
            <text:p>"Plastic Swan Neck Pillar Tap – White with Chrome Ring"</text:p>
          </table:table-cell>
          <table:table-cell table:style-name="ce6" office:value-type="string" calcext:value-type="string">
            <text:p>{"description":"A stylish, table-mounted swan neck plastic pillar tap with a high arc spout, ideal for kitchen sinks or countertops. Designed in a glossy white finish with a chrome ring accent, it combines durability with a clean, modern look.","keyFeatures":["Elegant swan neck design allows easy pot filling","Sturdy table-mount base for hassle-free installation","Chrome accent ring enhances aesthetic appeal","Smooth lever handle for effortless water control","Made from high-quality rustproof plastic"],"productSpecifications":{"brand":"Extro","productType":"Swan Neck Pillar Tap","mountingType":"Table Mount / Pillar Mount","Spout Type":"Swan Neck, Fixed High Arc","handleType":"Quarter Turn Lever","material":"Premium Polypropylene Plastic","color":"Glossy White with Chrome Trim","size":"½ inch BSP thread (British Standard Pipe)","finish":"Smooth Glossy Finish","application":"Kitchen sink, washbasin, utility areas","waterFlow":"Aerated, Splash-Free Output"}}</text:p>
          </table:table-cell>
          <table:table-cell table:style-name="ce2" office:value-type="string" calcext:value-type="string">
            <text:p>Royal</text:p>
          </table:table-cell>
          <table:table-cell table:style-name="ce6" office:value-type="string" calcext:value-type="string">
            <text:p>Swan Neck</text:p>
          </table:table-cell>
          <table:table-cell table:style-name="ce2" office:value-type="float" office:value="280" calcext:value-type="float">
            <text:p>28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4"/>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4"/>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4"/>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Royal</text:p>
          </table:table-cell>
          <table:table-cell table:style-name="ce2" table:number-columns-repeated="4"/>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1PS</text:p>
          </table:table-cell>
          <table:table-cell table:style-name="ce2" office:value-type="string" calcext:value-type="string">
            <text:p>"Extro Short Body Bib Cock (Blue &amp; White)"</text:p>
          </table:table-cell>
          <table:table-cell table:style-name="ce6" office:value-type="string" calcext:value-type="string">
            <text:p>{"description":"The Extro Short Body Bib Cock features a compact and colorful design that blends utility with style, ideal for wash basins, utility sinks, and compact wall installations.","keyFeatures":["Space-saving short body design for easy wall installation","Durable PTMT plastic ensures rust-free, long-term performance","Stylish blue &amp; white finish for a modern aesthetic","Smooth single lever operation with easy quarter turn","Versatile use in bathrooms, kitchens, and garden outlets"],"productSpecifications":{"brand":"Extro","productType":"Short Body Bib Cock (Blue &amp; White)","mountingType":"Wall Mounted","handleType":"Single Lever Quarter Turn","material":"PTMT Plastic","color":"White body with Blue Handle &amp; Spout Cap","size":"½ inch BSP thread (British Standard Pipe)","finish":"Matte/Semi-Gloss","InletSize":"½ inch BSP Thread","application":"Wash basins, kitchen sinks, garden taps, utility areas","flowType":"Standard aerated stream"}}</text:p>
          </table:table-cell>
          <table:table-cell table:style-name="ce2" office:value-type="string" calcext:value-type="string">
            <text:p>Stone</text:p>
          </table:table-cell>
          <table:table-cell table:style-name="ce4" office:value-type="string" calcext:value-type="string">
            <text:p>Bib Cock</text:p>
          </table:table-cell>
          <table:table-cell table:style-name="ce2" office:value-type="float" office:value="110" calcext:value-type="float">
            <text:p>11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2PS</text:p>
          </table:table-cell>
          <table:table-cell table:style-name="ce2" office:value-type="string" calcext:value-type="string">
            <text:p>"Extro Long Body Bib Cock (Blue &amp; White)"</text:p>
          </table:table-cell>
          <table:table-cell table:style-name="ce6" office:value-type="string" calcext:value-type="string">
            <text:p>{"description":"The Extro Long Body Bib Cock offers an extended outlet and ergonomic control, making it ideal for efficient water flow in utility areas, bathrooms, or kitchens with wall-mounted installation needs.","keyFeatures":["Extended body design for better reach and clearance","Made from durable PTMT plastic ensuring rust-free longevity","Stylish blue &amp; white finish for a modern aesthetic","Smooth quarter-turn lever for easy water control","Wall flange included for a neat installation"],"productSpecifications":{"brand":"Extro","productType":"Long Body Bib Cock (Blue &amp; White)","mountingType":"Wall Mounted","handleType":"Single Lever Quarter Turn","material":"PTMT Plastic","color":"Blue Handle and Flange, White Body","size":"½ inch BSP thread (British Standard Pipe)","finish":"Glossy","InletSize":"½ inch BSP Thread","application":"Bathrooms, kitchens, utility areas","flowType":"Regular stream"}}</text:p>
          </table:table-cell>
          <table:table-cell table:style-name="ce2" office:value-type="string" calcext:value-type="string">
            <text:p>Stone</text:p>
          </table:table-cell>
          <table:table-cell table:style-name="ce4" office:value-type="string" calcext:value-type="string">
            <text:p>Long body</text:p>
          </table:table-cell>
          <table:table-cell table:style-name="ce2" office:value-type="float" office:value="130" calcext:value-type="float">
            <text:p>130</text:p>
          </table:table-cell>
          <table:table-cell table:style-name="ce2" table:number-columns-repeated="2"/>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3103PS</text:p>
          </table:table-cell>
          <table:table-cell table:style-name="ce2" office:value-type="string" calcext:value-type="string">
            <text:p>"Extro Nozzle Bib Cock (Blue &amp; White)"</text:p>
          </table:table-cell>
          <table:table-cell table:style-name="ce6" office:value-type="string" calcext:value-type="string">
            <text:p>{"description":"The Extro Nozzle Bib Cock is a premium water outlet solution featuring a hose-compatible nozzle, ideal for washing machine connections, garden hoses, or utility washing with a compact and durable design.","keyFeatures":["Hose nozzle for direct pipe connection","Strong PTMT body resists rust and scaling","Smooth lever handle for easy operation","Eye-catching blue and white aesthetic","Comes with wall flange for clean installation"],"productSpecifications":{"brand":"Extro","productType":"Nozzle Bib Cock (Blue &amp; White)","mountingType":"Wall Mounted","handleType":"Single Lever Quarter Turn","material":"PTMT Plastic","color":"Blue Handle, White Body","size":"½ inch BSP thread (British Standard Pipe)","finish":"Glossy","InletSize":"½ inch BSP Thread","application":"Garden, washing machine, utility sink connections","Spout Type":"Hose Nozzle"}}</text:p>
          </table:table-cell>
          <table:table-cell table:style-name="ce2" office:value-type="string" calcext:value-type="string">
            <text:p>Stone</text:p>
          </table:table-cell>
          <table:table-cell table:style-name="ce4" office:value-type="string" calcext:value-type="string">
            <text:p>Bib Cock nozzle</text:p>
          </table:table-cell>
          <table:table-cell table:style-name="ce2" office:value-type="float" office:value="130" calcext:value-type="float">
            <text:p>130</text:p>
          </table:table-cell>
          <table:table-cell table:style-name="ce2" table:number-columns-repeated="2"/>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30" calcext:value-type="float">
            <text:p>3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43" calcext:value-type="float">
            <text:p>43</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Stone</text:p>
          </table:table-cell>
          <table:table-cell table:style-name="ce2" table:number-columns-repeated="4"/>
          <table:table-cell table:style-name="ce2" office:value-type="float" office:value="456" calcext:value-type="float">
            <text:p>45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1PF</text:p>
          </table:table-cell>
          <table:table-cell table:style-name="ce2" office:value-type="string" calcext:value-type="string">
            <text:p>"Plastic Short Body Bib Cock – Wall Mounted (Blue &amp; White)"</text:p>
          </table:table-cell>
          <table:table-cell table:style-name="ce6" office:value-type="string" calcext:value-type="string">
            <text:p>{"description":"This wall-mounted plastic short body bib cock is a lightweight and economical water control solution ideal for household, garden, and utility areas. Made from high-quality virgin plastic, it ensures smooth operation, easy installation, and long-term durability with a colorful, stylish look.","keyFeatures":["Made from virgin polypropylene for long life","Ergonomic handle for smooth quarter-turn operation","Rust-free and corrosion-resistant body","Ideal for indoor and outdoor utility areas","Lightweight and easy to install on standard connections"],"productSpecifications":{"brand":"Extro","productType":"Short Body Bib Cock","mountingType":"Wall Mounted","handleType":"Quarter-turn lever handle","material":"Virgin Polypropylene Plastic","color":"Blue Handle &amp; Wall Flange with White Body","size":"½ inch BSP thread (standard)","finish":"Glossy surface finish","flowControl":"Manual on/off","compatibility":"Fits standard 35mm 2-way concealed bodies","application":"Bathrooms, gardens, utility sinks, washing areas","Installation":"Tool-free manual installation","Maintenance":"Easy to clean, low-maintenance design"}}</text:p>
          </table:table-cell>
          <table:table-cell table:style-name="ce2" office:value-type="string" calcext:value-type="string">
            <text:p>PP Fusion</text:p>
          </table:table-cell>
          <table:table-cell table:style-name="ce8" office:value-type="string" calcext:value-type="string">
            <text:p>Short Body</text:p>
          </table:table-cell>
          <table:table-cell table:style-name="ce2" office:value-type="float" office:value="110" calcext:value-type="float">
            <text:p>110</text:p>
          </table:table-cell>
          <table:table-cell table:style-name="ce2" table:number-columns-repeated="2"/>
          <table:table-cell table:style-name="ce2" office:value-type="float" office:value="3" calcext:value-type="float">
            <text:p>3</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2PF</text:p>
          </table:table-cell>
          <table:table-cell table:style-name="ce2" office:value-type="string" calcext:value-type="string">
            <text:p>"Plastic Long Body Bib Cock – Wall Mounted (Blue &amp; White)"</text:p>
          </table:table-cell>
          <table:table-cell table:style-name="ce6" office:value-type="string" calcext:value-type="string">
            <text:p>{"description":"The Plastic Long Body Bib Cock is a lightweight, corrosion-resistant water tap designed for wall-mounted installation in bathrooms, wash areas, and outdoor spaces. With its extended outlet, it offers greater reach and convenience, and its high-quality plastic construction ensures durability and smooth performance.","keyFeatures":["Long body design provides extended reach for better usability","Made from virgin polypropylene for strength and longevity","Smooth quarter-turn lever handle for easy operation","Rust-free and maintenance-friendly construction","Ideal for indoor and outdoor applications"],"productSpecifications":{"brand":"Extro","productType":"Long Body Bib Cock","mountingType":"Wall Mounted","handleType":"Single Lever (Quarter Turn)","material":"Virgin Polypropylene Plastic","color":"Blue Handle &amp; Flange with White Body","size":"½ inch BSP thread (standard)","finish":"Glossy and smooth surface","bodyType":"Long Body for extended reach","application":"Bathrooms, balconies, utility areas, gardens","Installation":"Threaded connection with wall flange","durability":"High resistance to chemicals and weathering"}}</text:p>
          </table:table-cell>
          <table:table-cell table:style-name="ce2" office:value-type="string" calcext:value-type="string">
            <text:p>PP Fusion</text:p>
          </table:table-cell>
          <table:table-cell table:style-name="ce8" office:value-type="string" calcext:value-type="string">
            <text:p>Long Body</text:p>
          </table:table-cell>
          <table:table-cell table:style-name="ce2" office:value-type="float" office:value="130" calcext:value-type="float">
            <text:p>130</text:p>
          </table:table-cell>
          <table:table-cell table:style-name="ce2" table:number-columns-repeated="2"/>
          <table:table-cell table:style-name="ce2" office:value-type="float" office:value="546" calcext:value-type="float">
            <text:p>54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22103PF</text:p>
          </table:table-cell>
          <table:table-cell table:style-name="ce2" office:value-type="string" calcext:value-type="string">
            <text:p>"Plastic Bib Cock with Nozzle – Wall Mounted (Blue &amp; White)"</text:p>
          </table:table-cell>
          <table:table-cell table:style-name="ce6" office:value-type="string" calcext:value-type="string">
            <text:p>{"description":"This wall-mounted plastic bib cock with nozzle is a multi-functional water tap designed for use with garden hoses, washing machines, and utility sinks. Constructed from virgin polypropylene, it offers a rust-proof, lightweight, and durable solution for household and outdoor water supply needs, featuring a nozzle for easy hose attachment.","keyFeatures":["Integrated nozzle for direct hose connection","Made from high-quality virgin plastic for durability","Smooth lever handle ensures effortless flow control","Rust and chemical resistant – ideal for outdoor use","Quick and easy wall-mounted installation"],"productSpecifications":{"brand":"Extro","productType":"Bib Cock with Nozzle","mountingType":"Wall Mounted","handleType":"Single Lever (Quarter Turn)","material":"Virgin Polypropylene Plastic","color":"Blue Handle &amp; Flange, White Body and Nozzle","size":"½ inch BSP thread (standard)","finish":"Glossy and smooth surface","Temperature Resistance":"Up to 60°C","application":"Garden hoses, washing areas, laundry, utility sinks","Installation":"Manual thread fitting with included wall flange","Outlet Type":"Hose nozzle with threaded locking"}}</text:p>
          </table:table-cell>
          <table:table-cell table:style-name="ce2" office:value-type="string" calcext:value-type="string">
            <text:p>PP Fusion</text:p>
          </table:table-cell>
          <table:table-cell table:style-name="ce8" office:value-type="string" calcext:value-type="string">
            <text:p>Angle Cock</text:p>
          </table:table-cell>
          <table:table-cell table:style-name="ce2" office:value-type="float" office:value="130" calcext:value-type="float">
            <text:p>130</text:p>
          </table:table-cell>
          <table:table-cell table:style-name="ce2" table:number-columns-repeated="2"/>
          <table:table-cell table:style-name="ce2" office:value-type="float" office:value="5" calcext:value-type="float">
            <text:p>5</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1PAY</text:p>
          </table:table-cell>
          <table:table-cell table:style-name="ce2" office:value-type="string" calcext:value-type="string">
            <text:p>"Extro Plastic Bib Cock – Yellow &amp; White Body"</text:p>
          </table:table-cell>
          <table:table-cell table:style-name="ce6" office:value-type="string" calcext:value-type="string">
            <text:p>{"description":"The Plastic Bib Cock with Yellow Handle is an economical and corrosion-free tap designed for everyday water flow control in outdoor and indoor utility spaces. Made from high-grade plastic, it is lightweight, easy to maintain, and ideal for low-pressure applications like gardens, wash areas, and terraces.","keyFeatures":["Rust-proof plastic material ideal for long-term use","Smooth and easy quarter-turn operation","Bright yellow design adds a fresh visual touch","Lightweight and easy to install anywhere","Suitable for outdoor taps, gardens, and utility areas"],"productSpecifications":{"brand":"Extro","productType":"Plastic Bib Cock","mountingType":"Wall Mounted","handleType":"Single lever","material":"Durable Plastic (ABS/PP)","color":"Yellow Handle with White Body","threadSize":"15mm (½ inch BSP – standard pipe size)","finish":"Glossy/Matte (varies by model)","application":"Outdoor, garden, washing area, utility","Warranty":"As per manufacturer's standard (typically 1 year)"}}</text:p>
          </table:table-cell>
          <table:table-cell table:style-name="ce2" office:value-type="string" calcext:value-type="string">
            <text:p>PTMT Alive</text:p>
          </table:table-cell>
          <table:table-cell table:style-name="ce2" office:value-type="string" calcext:value-type="string">
            <text:p>Bib Cock</text:p>
          </table:table-cell>
          <table:table-cell table:style-name="ce2" office:value-type="float" office:value="215" calcext:value-type="float">
            <text:p>215</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2PAY</text:p>
          </table:table-cell>
          <table:table-cell table:style-name="ce2" office:value-type="string" calcext:value-type="string">
            <text:p>"Extro Plastic Bib Cock – Yellow &amp; White Body"</text:p>
          </table:table-cell>
          <table:table-cell table:style-name="ce6" office:value-type="string" calcext:value-type="string">
            <text:p>{"description":"The Plastic Bib Cock with Long body is an economical and corrosion-free tap designed for everyday water flow control in outdoor and indoor utility spaces. Made from high-grade plastic, it is lightweight, easy to maintain, and ideal for low-pressure applications like gardens, wash areas, and terraces.","keyFeatures":["Long body design provides extended reach for better usability","Rust-proof plastic material ideal for long-term use","Smooth and easy quarter-turn operation","Bright yellow design adds a fresh visual touch","Lightweight and easy to install anywhere","Suitable for outdoor taps, gardens, and utility areas"],"productSpecifications":{"brand":"Extro","productType":"Plastic Bib Cock Long body","mountingType":"Wall Mounted","handleType":"Single lever","material":"Durable Plastic (ABS/PP)","color":"Yellow Handle with White Body","threadSize":"15mm (½ inch BSP – standard pipe size)","finish":"Glossy/Matte (varies by model)","application":"Outdoor, garden, washing area, utility","Warranty":"As per manufacturer's standard (typically 1 year)"}}</text:p>
          </table:table-cell>
          <table:table-cell table:style-name="ce2" office:value-type="string" calcext:value-type="string">
            <text:p>PTMT Alive</text:p>
          </table:table-cell>
          <table:table-cell table:style-name="ce2" office:value-type="string" calcext:value-type="string">
            <text:p>Long Body</text:p>
          </table:table-cell>
          <table:table-cell table:style-name="ce2" office:value-type="float" office:value="235" calcext:value-type="float">
            <text:p>235</text:p>
          </table:table-cell>
          <table:table-cell table:style-name="ce2" table:number-columns-repeated="2"/>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office:value-type="string" calcext:value-type="string">
            <text:p>Ex11103PAY</text:p>
          </table:table-cell>
          <table:table-cell table:style-name="ce2" office:value-type="string" calcext:value-type="string">
            <text:p>"Extro Plastic Angular Stop Cock – Yellow &amp; White (Wall Mounted)"</text:p>
          </table:table-cell>
          <table:table-cell table:style-name="ce6" office:value-type="string" calcext:value-type="string">
            <text:p>{"description":"The Plastic Angular Stop Cock offers a compact and contemporary solution for regulating water flow to geysers, flush tanks, or washing machines. Its vibrant yellow-white dual-tone design adds modern appeal while its durable plastic body ensures rust-free longevity.","keyFeatures":["Compact 90° design ideal for tight corners","Rust-free ABS plastic construction","Smooth handle operation with minimal effort","Easy installation with wall flange","Ideal for appliances like geysers and flush tanks"],"productSpecifications":{"brand":"Extro","productType":"Plastic Angular Stop Cock","mountingType":"Wall Mounted","handleType":"Turn knob with easy grip","material":"High-quality ABS Plastic","color":"Yellow Handle with White Body","Outlet Type":"Male threaded outlet","threadSize":"15mm (½ inch BSP – standard pipe size)","finish":"Glossy/Matte (varies by model)","application":"Geysers, flushing systems, washing machine inlet","Warranty":"As per manufacturer's standard (typically 1 year)"}}</text:p>
          </table:table-cell>
          <table:table-cell table:style-name="ce2" office:value-type="string" calcext:value-type="string">
            <text:p>PTMT Alive</text:p>
          </table:table-cell>
          <table:table-cell table:style-name="ce2" office:value-type="string" calcext:value-type="string">
            <text:p>Angle Cock</text:p>
          </table:table-cell>
          <table:table-cell table:style-name="ce2" office:value-type="float" office:value="190" calcext:value-type="float">
            <text:p>19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4"/>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4"/>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4"/>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number-columns-repeated="2"/>
          <table:table-cell table:style-name="ce6"/>
          <table:table-cell table:style-name="ce2" office:value-type="string" calcext:value-type="string">
            <text:p>PTMT Alive</text:p>
          </table:table-cell>
          <table:table-cell table:style-name="ce2" table:number-columns-repeated="4"/>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4 inch</text:p>
          </table:table-cell>
          <table:table-cell table:style-name="ce2" office:value-type="float" office:value="600" calcext:value-type="float">
            <text:p>600</text:p>
          </table:table-cell>
          <table:table-cell table:style-name="ce2" table:number-columns-repeated="2"/>
          <table:table-cell table:style-name="ce2" office:value-type="float" office:value="2" calcext:value-type="float">
            <text:p>2</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6 inch</text:p>
          </table:table-cell>
          <table:table-cell table:style-name="ce2" office:value-type="float" office:value="780" calcext:value-type="float">
            <text:p>780</text:p>
          </table:table-cell>
          <table:table-cell table:style-name="ce2" table:number-columns-repeated="2"/>
          <table:table-cell table:style-name="ce2" office:value-type="float" office:value="0" calcext:value-type="float">
            <text:p>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8 inch</text:p>
          </table:table-cell>
          <table:table-cell table:style-name="ce2" office:value-type="float" office:value="1100" calcext:value-type="float">
            <text:p>1100</text:p>
          </table:table-cell>
          <table:table-cell table:style-name="ce2" table:number-columns-repeated="2"/>
          <table:table-cell table:style-name="ce2" office:value-type="float" office:value="6" calcext:value-type="float">
            <text:p>6</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Overhead Square Rain Shower Head – Chrome Finish"</text:p>
          </table:table-cell>
          <table:table-cell table:style-name="ce6" office:value-type="string" calcext:value-type="string">
            <text:p>{"description":"Transform your daily shower into a luxurious rainfall experience with the Extro Overhead Square Rain Shower Head. Crafted from high-quality stainless steel and polished with a mirror-like chrome finish, this sleek and durable shower head delivers consistent water flow through evenly distributed nozzles, providing a spa-like soak every time.","keyFeatures":["Wide square design for full-body coverage","Anti-clog silicone nozzles for easy cleaning","High-grade stainless steel with chrome finish","Universal connection with swivel ball joint","Rust- and corrosion-resistant build"],"productSpecifications":{"brand":"Extro","productType":"Overhead Rain Shower Head","mountingType":"Ceiling or wall-arm compatible","material":"Stainless Steel","finish":"Polished Chrome","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2" office:value-type="string" calcext:value-type="string">
            <text:p>SS Ultra Sil Shower 12 inch</text:p>
          </table:table-cell>
          <table:table-cell table:style-name="ce2" table:number-columns-repeated="3"/>
          <table:table-cell table:style-name="ce2" office:value-type="float" office:value="7" calcext:value-type="float">
            <text:p>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Wall-Mount Round Overhead Shower with Arm – Chrome Finish"</text:p>
          </table:table-cell>
          <table:table-cell table:style-name="ce6" office:value-type="string" calcext:value-type="string">
            <text:p>{"description":"Enjoy a refreshing shower with the Extro Wall-Mount Round Overhead Shower. Featuring a compact yet powerful spray head and a sturdy chrome-finished body, this shower head offers consistent water flow and simple installation. Ideal for modern bathrooms, it comes with a swivel ball joint and a wall-mount arm for optimal positioning and user convenience","keyFeatures":["Compact round design for focused water flow","Anti-clog silicone nozzles for easy cleaning","Chrome-plated brass arm with swivel adjustment","Quick wall-mount installation with standard fittings","Rust- and corrosion-resistant build"],"productSpecifications":{"brand":"Extro","productType":"Round Wall-Mount Overhead Shower","mountingType":"Wall-mount with flange","material":"ABS body with brass arm","finish":"Polished Chrome","Shower Head Shape":"Round","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4" office:value-type="string" calcext:value-type="string">
            <text:p>Cuba 3” ABS</text:p>
          </table:table-cell>
          <table:table-cell table:style-name="ce2" office:value-type="float" office:value="300" calcext:value-type="float">
            <text:p>300</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Wall-Mount Slim Round Overhead Shower"</text:p>
          </table:table-cell>
          <table:table-cell table:style-name="ce6" office:value-type="string" calcext:value-type="string">
            <text:p>{"description":"Experience a smooth and rejuvenating shower with the Extro Slim Round Overhead Shower. Its sleek profile and uniform spray pattern offer an elegant addition to any bathroom setup.","keyFeatures":["Slim design with even water distribution","Easy angle adjustment with swivel joint","Chrome-plated brass arm with swivel adjustment","Compatible with all standard wall shower arms","Rust- and corrosion-resistant build"],"productSpecifications":{"brand":"Extro","productType":"Overhead Shower Head","mountingType":"Wall-mount with arm","material":"ABS with chrome plating","finish":"Polished Chrome","Shower Head Shape":"Round","shape":"Square","size":"Typically 8 x 8inch or 10 x 10inch ","nozzleType":"Anti-clog silicone","connectionType":"½ inch BSP (universal)","swivelBallJoint":"Yes, for angle adjustment","application":"Bathroom overhead shower setup","Warranty":"Typically 1–3 years (verify with dealer)"}}</text:p>
          </table:table-cell>
          <table:table-cell table:style-name="ce2" office:value-type="string" calcext:value-type="string">
            <text:p>Shower</text:p>
          </table:table-cell>
          <table:table-cell table:style-name="ce4" office:value-type="string" calcext:value-type="string">
            <text:p>Corsa 4” ABS</text:p>
          </table:table-cell>
          <table:table-cell table:style-name="ce2" office:value-type="float" office:value="500" calcext:value-type="float">
            <text:p>500</text:p>
          </table:table-cell>
          <table:table-cell table:style-name="ce2" table:number-columns-repeated="2"/>
          <table:table-cell table:style-name="ce2" office:value-type="float" office:value="880" calcext:value-type="float">
            <text:p>880</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Curve Spout Single Lever Sink Mixer – Chrome Handle"</text:p>
          </table:table-cell>
          <table:table-cell table:style-name="ce6" office:value-type="string" calcext:value-type="string">
            <text:p>{"description":"An elegant chrome-finished sink mixer with a high-arch spout and a smooth single lever for precise water control, crafted for modern kitchens.","keyFeatures":["Ergonomic lever for one-touch operation","Curved spout for splash-free performance","Sleek chrome handle with brand engraving","Corrosion-resistant and long-lasting build","Compatible with hot and cold inlet systems"],"productSpecifications":{"brand":"Extro","productType":"Sink Mixer","mountingType":"Deck mounted","material":"Brass","finish":"Full Chrome","handleType":"Single lever (chrome finish)","Warranty":"Typically 1–3 years (verify with dealer)"}}</text:p>
          </table:table-cell>
          <table:table-cell table:style-name="ce2" office:value-type="string" calcext:value-type="string">
            <text:p>Sink Mixer</text:p>
          </table:table-cell>
          <table:table-cell table:style-name="ce2" office:value-type="string" calcext:value-type="string">
            <text:p>OPAL Single Lever Sink Mixer</text:p>
          </table:table-cell>
          <table:table-cell table:style-name="ce2" table:number-columns-repeated="3"/>
          <table:table-cell table:style-name="ce2" office:value-type="float" office:value="78" calcext:value-type="float">
            <text:p>78</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Square Neck Single Lever Sink Mixer – Flat Handle"</text:p>
          </table:table-cell>
          <table:table-cell table:style-name="ce6" office:value-type="string" calcext:value-type="string">
            <text:p>{"description":"A contemporary sink mixer with a square-neck spout and flat lever handle, designed to bring geometric elegance and utility to premium kitchens.","keyFeatures":["Angular design for bold aesthetics","Square spout for concentrated flow","Flat lever for smooth single-hand use","Heavy-duty brass with polished chrome coat","Suitable for hot and cold water supply"],"productSpecifications":{"brand":"Extro","productType":"Sink Mixer","mountingType":"Deck mounted","material":"Brass","finish":"Full Chrome","handleType":"Single lever (flat square design)","Warranty":"Typically 1–3 years (verify with dealer)"}}</text:p>
          </table:table-cell>
          <table:table-cell table:style-name="ce2" office:value-type="string" calcext:value-type="string">
            <text:p>Sink Mixer</text:p>
          </table:table-cell>
          <table:table-cell table:style-name="ce2" office:value-type="string" calcext:value-type="string">
            <text:p>SQUARE Single Lever Sink Mixer</text:p>
          </table:table-cell>
          <table:table-cell table:style-name="ce2" table:number-columns-repeated="3"/>
          <table:table-cell table:style-name="ce2" office:value-type="float" office:value="67" calcext:value-type="float">
            <text:p>67</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1">
          <table:table-cell table:style-name="ce2"/>
          <table:table-cell table:style-name="ce2" office:value-type="string" calcext:value-type="string">
            <text:p>"Extro Curve Spout Single Lever Sink Mixer – White Handle"</text:p>
          </table:table-cell>
          <table:table-cell table:style-name="ce6" office:value-type="string" calcext:value-type="string">
            <text:p>{"description":"A sleek and modern single lever sink mixer featuring a tall curved spout and ergonomic white lever handle. Ideal for contemporary kitchens and utility spaces.","keyFeatures":["Tall curved spout for wide sink coverage","Single lever for easy temperature and flow control","Smooth chrome finish with white handle accent","Brass body for durability and corrosion resistance","Easy deck-mounted installation"],"productSpecifications":{"brand":"Extro","productType":"Sink Mixer","mountingType":"Deck mounted","material":"Brass","finish":"Full Chrome","handleType":"Single lever (white finish)","Warranty":"Typically 1–3 years (verify with dealer)"}}</text:p>
          </table:table-cell>
          <table:table-cell table:style-name="ce2" office:value-type="string" calcext:value-type="string">
            <text:p>Sink Mixer</text:p>
          </table:table-cell>
          <table:table-cell table:style-name="ce2" office:value-type="string" calcext:value-type="string">
            <text:p>NANO Single Lever Sink Mixer</text:p>
          </table:table-cell>
          <table:table-cell table:style-name="ce2" table:number-columns-repeated="3"/>
          <table:table-cell table:style-name="ce2" office:value-type="float" office:value="11" calcext:value-type="float">
            <text:p>11</text:p>
          </table:table-cell>
          <table:table-cell table:style-name="ce2" office:value-type="string" calcext:value-type="string">
            <text:p>Extro</text:p>
          </table:table-cell>
          <table:table-cell table:style-name="ce2" table:number-columns-repeated="5"/>
          <table:table-cell table:style-name="ce4" table:number-columns-repeated="11"/>
          <table:table-cell table:number-columns-repeated="998"/>
        </table:table-row>
        <table:table-row table:style-name="ro2" table:number-rows-repeated="10483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0022Arial Unicode MS\0022&quot;" svg:font-family="'&quot;\0022Arial Unicode MS\0022&quot;'"/>
    <style:font-face style:name="&quot;\0022Times New Roman\0022&quot;" svg:font-family="'&quot;\0022Times New Roman\0022&quot;'"/>
    <style:font-face style:name="Arial" svg:font-family="Arial"/>
    <style:font-face style:name="Calibri" svg:font-family="Calibri"/>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2" meta:object-count="0"/>
    <meta:generator>LibreOfficeDev/6.0.5.2$Linux_X86_64 LibreOffice_project/</meta:generator>
  </office:meta>
</office:document-meta>
</file>